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3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6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-color="#ff0000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svg:stroke-width="0.159cm" svg:stroke-color="#000000" draw:marker-start-width="0.438cm" draw:marker-end-width="0.438cm" draw:fill-color="#00a933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2" style:family="graphic" style:parent-style-name="standard">
      <style:graphic-properties svg:stroke-width="0.159cm" svg:stroke-color="#000000" draw:marker-start-width="0.438cm" draw:marker-end-width="0.438cm" draw:fill-color="#2a6099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9cm"/>
      <style:paragraph-properties style:writing-mode="lr-tb"/>
    </style:style>
    <style:style style:name="gr14" style:family="graphic" style:parent-style-name="standard">
      <style:graphic-properties svg:stroke-width="0.159cm" svg:stroke-color="#000000" draw:marker-start-width="0.438cm" draw:marker-end-width="0.438cm" draw:fill-color="#b2b2b2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2cm"/>
      <style:paragraph-properties style:writing-mode="lr-tb"/>
    </style:style>
    <style:style style:name="gr16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355269" draw:marker-start-width="0.359cm" draw:marker-end-width="0.359cm" draw:fill-color="#729fcf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8d281e" draw:marker-start-width="0.359cm" draw:marker-end-width="0.359cm" draw:fill-color="#ff0000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127622" draw:marker-start-width="0.359cm" draw:marker-end-width="0.359cm" draw:fill-color="#00a933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21" style:family="graphic" style:parent-style-name="standard">
      <style:graphic-properties svg:stroke-width="0.106cm" svg:stroke-color="#333333" draw:marker-start-width="0.359cm" draw:marker-end-width="0.359cm" draw:fill-color="#b2b2b2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svg:stroke-width="0.106cm" svg:stroke-color="#224b12" draw:marker-start-width="0.359cm" draw:marker-end-width="0.359cm" draw:fill-color="#00a933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3.7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9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b2b2b2" loext:opacity="100%"/>
    </style:style>
    <style:style style:name="P6" style:family="paragraph">
      <style:paragraph-properties fo:text-align="center" style:writing-mode="lr-tb"/>
      <style:text-properties fo:font-size="20pt"/>
    </style:style>
    <style:style style:name="P7" style:family="paragraph">
      <loext:graphic-properties draw:fill-color="#ff0000"/>
      <style:paragraph-properties fo:text-align="center"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-color="#ff0000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loext:graphic-properties draw:fill-color="#00a933"/>
      <style:paragraph-properties fo:text-align="center" style:writing-mode="lr-tb"/>
      <style:text-properties fo:font-size="20pt"/>
    </style:style>
    <style:style style:name="P11" style:family="paragraph">
      <loext:graphic-properties draw:fill-color="#00a933"/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loext:graphic-properties draw:fill-color="#2a6099"/>
      <style:paragraph-properties fo:text-align="center" style:writing-mode="lr-tb"/>
      <style:text-properties fo:font-size="20pt"/>
    </style:style>
    <style:style style:name="P13" style:family="paragraph">
      <loext:graphic-properties draw:fill-color="#2a6099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text-properties fo:font-size="20pt" style:font-size-asian="20pt" style:font-size-complex="20pt"/>
    </style:style>
    <style:style style:name="P16" style:family="paragraph">
      <loext:graphic-properties draw:fill-color="#b2b2b2"/>
      <style:paragraph-properties fo:text-align="center" style:writing-mode="lr-tb"/>
      <style:text-properties fo:font-size="20pt"/>
    </style:style>
    <style:style style:name="P17" style:family="paragraph">
      <loext:graphic-properties draw:fill-color="#b2b2b2"/>
      <style:paragraph-properties fo:text-align="center" style:writing-mode="lr-tb"/>
      <style:text-properties fo:font-size="20pt" style:font-size-asian="20pt" style:font-size-complex="20pt"/>
    </style:style>
    <style:style style:name="P18" style:family="paragraph">
      <style:paragraph-properties fo:text-align="center" style:writing-mode="lr-tb"/>
      <style:text-properties fo:font-size="20pt" style:font-size-asian="12pt" style:font-size-complex="12pt"/>
    </style:style>
    <style:style style:name="P19" style:family="paragraph">
      <loext:graphic-properties draw:fill-color="#729fcf"/>
      <style:paragraph-properties fo:text-align="center" style:writing-mode="lr-tb"/>
      <style:text-properties fo:font-size="20pt" style:font-size-asian="12pt" style:font-size-complex="12pt"/>
    </style:style>
    <style:style style:name="P20" style:family="paragraph">
      <loext:graphic-properties draw:fill-color="#729fcf"/>
      <style:paragraph-properties fo:text-align="center" style:writing-mode="lr-tb"/>
      <style:text-properties fo:font-size="20pt"/>
    </style:style>
    <style:style style:name="P21" style:family="paragraph">
      <loext:graphic-properties draw:fill-color="#729fcf"/>
      <style:paragraph-properties fo:text-align="center" style:writing-mode="lr-tb"/>
      <style:text-properties fo:font-size="20pt" style:font-size-asian="20pt" style:font-size-complex="20pt"/>
    </style:style>
    <style:style style:name="P22" style:family="paragraph">
      <loext:graphic-properties draw:fill-color="#ff0000"/>
      <style:paragraph-properties fo:text-align="center" style:writing-mode="lr-tb"/>
      <style:text-properties fo:font-size="20pt" style:font-size-asian="12pt" style:font-size-complex="12pt"/>
    </style:style>
    <style:style style:name="P23" style:family="paragraph">
      <loext:graphic-properties draw:fill-color="#b2b2b2"/>
      <style:paragraph-properties fo:text-align="center" style:writing-mode="lr-tb"/>
      <style:text-properties fo:font-size="20pt" style:font-size-asian="12pt" style:font-size-complex="12pt"/>
    </style:style>
    <style:style style:name="P24" style:family="paragraph">
      <loext:graphic-properties draw:fill-color="#00a933"/>
      <style:paragraph-properties fo:text-align="center" style:writing-mode="lr-tb"/>
      <style:text-properties fo:font-size="20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2b2b2" loext:opacity="100%"/>
    </style:style>
    <style:style style:name="T3" style:family="text">
      <style:text-properties fo:font-size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3cm" svg:x2="31cm" svg:y2="13cm">
          <text:p/>
        </draw:line>
        <draw:line draw:style-name="gr1" draw:text-style-name="P1" draw:layer="layout" svg:x1="3cm" svg:y1="1cm" svg:x2="30cm" svg:y2="1cm">
          <text:p/>
        </draw:line>
        <draw:line draw:style-name="gr1" draw:text-style-name="P1" draw:layer="layout" svg:x1="3cm" svg:y1="2cm" svg:x2="30cm" svg:y2="2cm">
          <text:p/>
        </draw:line>
        <draw:line draw:style-name="gr1" draw:text-style-name="P1" draw:layer="layout" svg:x1="3cm" svg:y1="3cm" svg:x2="30cm" svg:y2="3cm">
          <text:p/>
        </draw:line>
        <draw:line draw:style-name="gr1" draw:text-style-name="P1" draw:layer="layout" svg:x1="3cm" svg:y1="4cm" svg:x2="30cm" svg:y2="4cm">
          <text:p/>
        </draw:line>
        <draw:line draw:style-name="gr1" draw:text-style-name="P1" draw:layer="layout" svg:x1="3cm" svg:y1="5cm" svg:x2="30cm" svg:y2="5cm">
          <text:p/>
        </draw:line>
        <draw:line draw:style-name="gr1" draw:text-style-name="P1" draw:layer="layout" svg:x1="3cm" svg:y1="6cm" svg:x2="30cm" svg:y2="6cm">
          <text:p/>
        </draw:line>
        <draw:line draw:style-name="gr1" draw:text-style-name="P1" draw:layer="layout" svg:x1="3cm" svg:y1="7cm" svg:x2="30cm" svg:y2="7cm">
          <text:p/>
        </draw:line>
        <draw:line draw:style-name="gr1" draw:text-style-name="P1" draw:layer="layout" svg:x1="3cm" svg:y1="8cm" svg:x2="30cm" svg:y2="8cm">
          <text:p/>
        </draw:line>
        <draw:line draw:style-name="gr1" draw:text-style-name="P1" draw:layer="layout" svg:x1="3cm" svg:y1="9cm" svg:x2="30cm" svg:y2="9cm">
          <text:p/>
        </draw:line>
        <draw:line draw:style-name="gr1" draw:text-style-name="P1" draw:layer="layout" svg:x1="3cm" svg:y1="10cm" svg:x2="30cm" svg:y2="10cm">
          <text:p/>
        </draw:line>
        <draw:line draw:style-name="gr1" draw:text-style-name="P1" draw:layer="layout" svg:x1="3cm" svg:y1="11cm" svg:x2="30cm" svg:y2="11cm">
          <text:p/>
        </draw:line>
        <draw:line draw:style-name="gr1" draw:text-style-name="P1" draw:layer="layout" svg:x1="3cm" svg:y1="12cm" svg:x2="30cm" svg:y2="12cm">
          <text:p/>
        </draw:line>
        <draw:line draw:style-name="gr1" draw:text-style-name="P1" draw:layer="layout" svg:x1="3cm" svg:y1="14cm" svg:x2="30cm" svg:y2="14cm">
          <text:p/>
        </draw:line>
        <draw:line draw:style-name="gr1" draw:text-style-name="P1" draw:layer="layout" svg:x1="3cm" svg:y1="15cm" svg:x2="30cm" svg:y2="15cm">
          <text:p/>
        </draw:line>
        <draw:line draw:style-name="gr1" draw:text-style-name="P1" draw:layer="layout" svg:x1="3cm" svg:y1="16cm" svg:x2="30cm" svg:y2="16cm">
          <text:p/>
        </draw:line>
        <draw:line draw:style-name="gr1" draw:text-style-name="P1" draw:layer="layout" svg:x1="3cm" svg:y1="17cm" svg:x2="30cm" svg:y2="17cm">
          <text:p/>
        </draw:line>
        <draw:line draw:style-name="gr1" draw:text-style-name="P1" draw:layer="layout" svg:x1="3cm" svg:y1="18cm" svg:x2="30cm" svg:y2="18cm">
          <text:p/>
        </draw:line>
        <draw:line draw:style-name="gr1" draw:text-style-name="P1" draw:layer="layout" svg:x1="3cm" svg:y1="19cm" svg:x2="30cm" svg:y2="19cm">
          <text:p/>
        </draw:line>
        <draw:line draw:style-name="gr1" draw:text-style-name="P1" draw:layer="layout" svg:x1="3cm" svg:y1="20cm" svg:x2="30cm" svg:y2="20cm">
          <text:p/>
        </draw:line>
        <draw:line draw:style-name="gr1" draw:text-style-name="P1" draw:layer="layout" svg:x1="3cm" svg:y1="21cm" svg:x2="30cm" svg:y2="21cm">
          <text:p/>
        </draw:line>
        <draw:line draw:style-name="gr1" draw:text-style-name="P1" draw:layer="layout" svg:x1="3cm" svg:y1="22cm" svg:x2="30cm" svg:y2="22cm">
          <text:p/>
        </draw:line>
        <draw:line draw:style-name="gr1" draw:text-style-name="P1" draw:layer="layout" svg:x1="3cm" svg:y1="23cm" svg:x2="30cm" svg:y2="23cm">
          <text:p/>
        </draw:line>
        <draw:line draw:style-name="gr1" draw:text-style-name="P1" draw:layer="layout" svg:x1="3cm" svg:y1="24cm" svg:x2="30cm" svg:y2="24cm">
          <text:p/>
        </draw:line>
        <draw:line draw:style-name="gr1" draw:text-style-name="P1" draw:layer="layout" svg:x1="3cm" svg:y1="25cm" svg:x2="30cm" svg:y2="25cm">
          <text:p/>
        </draw:line>
        <draw:line draw:style-name="gr2" draw:text-style-name="P1" draw:layer="layout" svg:x1="3cm" svg:y1="26cm" svg:x2="30cm" svg:y2="26cm">
          <text:p/>
        </draw:line>
        <draw:line draw:style-name="gr2" draw:text-style-name="P1" draw:layer="layout" svg:x1="3cm" svg:y1="27cm" svg:x2="30cm" svg:y2="27cm">
          <text:p/>
        </draw:line>
        <draw:line draw:style-name="gr2" draw:text-style-name="P1" draw:layer="layout" svg:x1="3cm" svg:y1="28cm" svg:x2="30cm" svg:y2="28cm">
          <text:p/>
        </draw:line>
        <draw:line draw:style-name="gr2" draw:text-style-name="P1" draw:layer="layout" svg:x1="3cm" svg:y1="29cm" svg:x2="30cm" svg:y2="29cm">
          <text:p/>
        </draw:line>
        <draw:line draw:style-name="gr2" draw:text-style-name="P1" draw:layer="layout" svg:x1="3cm" svg:y1="30cm" svg:x2="30cm" svg:y2="30cm">
          <text:p/>
        </draw:line>
        <draw:line draw:style-name="gr2" draw:text-style-name="P1" draw:layer="layout" svg:x1="3cm" svg:y1="31cm" svg:x2="30cm" svg:y2="31cm">
          <text:p/>
        </draw:line>
        <draw:line draw:style-name="gr2" draw:text-style-name="P1" draw:layer="layout" svg:x1="3cm" svg:y1="32cm" svg:x2="30cm" svg:y2="32cm">
          <text:p/>
        </draw:line>
        <draw:line draw:style-name="gr3" draw:text-style-name="P1" draw:layer="layout" svg:x1="4cm" svg:y1="1cm" svg:x2="4cm" svg:y2="2cm">
          <text:p/>
        </draw:line>
        <draw:line draw:style-name="gr3" draw:text-style-name="P1" draw:layer="layout" svg:x1="4cm" svg:y1="3cm" svg:x2="4cm" svg:y2="4cm">
          <text:p/>
        </draw:line>
        <draw:line draw:style-name="gr3" draw:text-style-name="P1" draw:layer="layout" svg:x1="4cm" svg:y1="5cm" svg:x2="4cm" svg:y2="6cm">
          <text:p/>
        </draw:line>
        <draw:line draw:style-name="gr3" draw:text-style-name="P1" draw:layer="layout" svg:x1="4cm" svg:y1="7cm" svg:x2="4cm" svg:y2="8cm">
          <text:p/>
        </draw:line>
        <draw:line draw:style-name="gr3" draw:text-style-name="P1" draw:layer="layout" svg:x1="4cm" svg:y1="9cm" svg:x2="4cm" svg:y2="10cm">
          <text:p/>
        </draw:line>
        <draw:line draw:style-name="gr3" draw:text-style-name="P1" draw:layer="layout" svg:x1="4cm" svg:y1="11cm" svg:x2="4cm" svg:y2="12cm">
          <text:p/>
        </draw:line>
        <draw:line draw:style-name="gr3" draw:text-style-name="P1" draw:layer="layout" svg:x1="4cm" svg:y1="13cm" svg:x2="4cm" svg:y2="14cm">
          <text:p/>
        </draw:line>
        <draw:line draw:style-name="gr3" draw:text-style-name="P1" draw:layer="layout" svg:x1="4cm" svg:y1="15cm" svg:x2="4cm" svg:y2="16cm">
          <text:p/>
        </draw:line>
        <draw:line draw:style-name="gr3" draw:text-style-name="P1" draw:layer="layout" svg:x1="4cm" svg:y1="17cm" svg:x2="4cm" svg:y2="18cm">
          <text:p/>
        </draw:line>
        <draw:line draw:style-name="gr3" draw:text-style-name="P1" draw:layer="layout" svg:x1="4cm" svg:y1="19cm" svg:x2="4cm" svg:y2="20cm">
          <text:p/>
        </draw:line>
        <draw:line draw:style-name="gr3" draw:text-style-name="P1" draw:layer="layout" svg:x1="4cm" svg:y1="21cm" svg:x2="4cm" svg:y2="22cm">
          <text:p/>
        </draw:line>
        <draw:line draw:style-name="gr3" draw:text-style-name="P1" draw:layer="layout" svg:x1="4cm" svg:y1="23cm" svg:x2="4cm" svg:y2="24cm">
          <text:p/>
        </draw:line>
        <draw:line draw:style-name="gr4" draw:text-style-name="P1" draw:layer="layout" svg:x1="4cm" svg:y1="25cm" svg:x2="4cm" svg:y2="26cm">
          <text:p/>
        </draw:line>
        <draw:line draw:style-name="gr4" draw:text-style-name="P1" draw:layer="layout" svg:x1="4cm" svg:y1="27cm" svg:x2="4cm" svg:y2="28cm">
          <text:p/>
        </draw:line>
        <draw:line draw:style-name="gr4" draw:text-style-name="P1" draw:layer="layout" svg:x1="4cm" svg:y1="29cm" svg:x2="4cm" svg:y2="30cm">
          <text:p/>
        </draw:line>
        <draw:line draw:style-name="gr4" draw:text-style-name="P1" draw:layer="layout" svg:x1="4cm" svg:y1="31cm" svg:x2="4cm" svg:y2="32cm">
          <text:p/>
        </draw:line>
        <draw:line draw:style-name="gr3" draw:text-style-name="P1" draw:layer="layout" svg:x1="5cm" svg:y1="1cm" svg:x2="5cm" svg:y2="3cm">
          <text:p/>
        </draw:line>
        <draw:line draw:style-name="gr3" draw:text-style-name="P1" draw:layer="layout" svg:x1="5.25cm" svg:y1="2cm" svg:x2="5.25cm" svg:y2="4cm">
          <text:p/>
        </draw:line>
        <draw:line draw:style-name="gr3" draw:text-style-name="P1" draw:layer="layout" svg:x1="5cm" svg:y1="5cm" svg:x2="5cm" svg:y2="7cm">
          <text:p/>
        </draw:line>
        <draw:line draw:style-name="gr3" draw:text-style-name="P1" draw:layer="layout" svg:x1="5.25cm" svg:y1="6cm" svg:x2="5.25cm" svg:y2="8cm">
          <text:p/>
        </draw:line>
        <draw:line draw:style-name="gr3" draw:text-style-name="P1" draw:layer="layout" svg:x1="5cm" svg:y1="9cm" svg:x2="5cm" svg:y2="11cm">
          <text:p/>
        </draw:line>
        <draw:line draw:style-name="gr3" draw:text-style-name="P1" draw:layer="layout" svg:x1="5.25cm" svg:y1="10cm" svg:x2="5.25cm" svg:y2="12cm">
          <text:p/>
        </draw:line>
        <draw:line draw:style-name="gr3" draw:text-style-name="P1" draw:layer="layout" svg:x1="5cm" svg:y1="13cm" svg:x2="5cm" svg:y2="15cm">
          <text:p/>
        </draw:line>
        <draw:line draw:style-name="gr3" draw:text-style-name="P1" draw:layer="layout" svg:x1="5.25cm" svg:y1="14cm" svg:x2="5.25cm" svg:y2="16cm">
          <text:p/>
        </draw:line>
        <draw:line draw:style-name="gr3" draw:text-style-name="P1" draw:layer="layout" svg:x1="5cm" svg:y1="17cm" svg:x2="5cm" svg:y2="19cm">
          <text:p/>
        </draw:line>
        <draw:line draw:style-name="gr3" draw:text-style-name="P1" draw:layer="layout" svg:x1="5.25cm" svg:y1="18cm" svg:x2="5.25cm" svg:y2="20cm">
          <text:p/>
        </draw:line>
        <draw:line draw:style-name="gr3" draw:text-style-name="P1" draw:layer="layout" svg:x1="5cm" svg:y1="21cm" svg:x2="5cm" svg:y2="23cm">
          <text:p/>
        </draw:line>
        <draw:line draw:style-name="gr3" draw:text-style-name="P1" draw:layer="layout" svg:x1="5.25cm" svg:y1="22cm" svg:x2="5.25cm" svg:y2="24cm">
          <text:p/>
        </draw:line>
        <draw:line draw:style-name="gr4" draw:text-style-name="P1" draw:layer="layout" svg:x1="5cm" svg:y1="25cm" svg:x2="5cm" svg:y2="27cm">
          <text:p/>
        </draw:line>
        <draw:line draw:style-name="gr4" draw:text-style-name="P1" draw:layer="layout" svg:x1="5.25cm" svg:y1="26cm" svg:x2="5.25cm" svg:y2="28cm">
          <text:p/>
        </draw:line>
        <draw:line draw:style-name="gr4" draw:text-style-name="P1" draw:layer="layout" svg:x1="5cm" svg:y1="29cm" svg:x2="5cm" svg:y2="31cm">
          <text:p/>
        </draw:line>
        <draw:line draw:style-name="gr4" draw:text-style-name="P1" draw:layer="layout" svg:x1="5.25cm" svg:y1="30cm" svg:x2="5.25cm" svg:y2="32cm">
          <text:p/>
        </draw:line>
        <draw:line draw:style-name="gr4" draw:text-style-name="P1" draw:layer="layout" svg:x1="6.25cm" svg:y1="30cm" svg:x2="6.25cm" svg:y2="31cm">
          <text:p/>
        </draw:line>
        <draw:line draw:style-name="gr4" draw:text-style-name="P1" draw:layer="layout" svg:x1="6.25cm" svg:y1="26cm" svg:x2="6.25cm" svg:y2="27cm">
          <text:p/>
        </draw:line>
        <draw:line draw:style-name="gr3" draw:text-style-name="P1" draw:layer="layout" svg:x1="6.25cm" svg:y1="22cm" svg:x2="6.25cm" svg:y2="23cm">
          <text:p/>
        </draw:line>
        <draw:line draw:style-name="gr3" draw:text-style-name="P1" draw:layer="layout" svg:x1="6.25cm" svg:y1="18cm" svg:x2="6.25cm" svg:y2="19cm">
          <text:p/>
        </draw:line>
        <draw:line draw:style-name="gr3" draw:text-style-name="P1" draw:layer="layout" svg:x1="6.25cm" svg:y1="14cm" svg:x2="6.25cm" svg:y2="15cm">
          <text:p/>
        </draw:line>
        <draw:line draw:style-name="gr3" draw:text-style-name="P1" draw:layer="layout" svg:x1="6.25cm" svg:y1="10cm" svg:x2="6.25cm" svg:y2="11cm">
          <text:p/>
        </draw:line>
        <draw:line draw:style-name="gr3" draw:text-style-name="P1" draw:layer="layout" svg:x1="6.25cm" svg:y1="6cm" svg:x2="6.25cm" svg:y2="7cm">
          <text:p/>
        </draw:line>
        <draw:line draw:style-name="gr3" draw:text-style-name="P1" draw:layer="layout" svg:x1="6.25cm" svg:y1="2cm" svg:x2="6.25cm" svg:y2="3cm">
          <text:p/>
        </draw:line>
        <draw:line draw:style-name="gr3" draw:text-style-name="P1" draw:layer="layout" svg:x1="7.25cm" svg:y1="1cm" svg:x2="7.25cm" svg:y2="5cm">
          <text:p/>
        </draw:line>
        <draw:line draw:style-name="gr3" draw:text-style-name="P1" draw:layer="layout" svg:x1="7.5cm" svg:y1="2cm" svg:x2="7.5cm" svg:y2="6cm">
          <text:p/>
        </draw:line>
        <draw:line draw:style-name="gr3" draw:text-style-name="P1" draw:layer="layout" svg:x1="7.75cm" svg:y1="3cm" svg:x2="7.75cm" svg:y2="7cm">
          <text:p/>
        </draw:line>
        <draw:line draw:style-name="gr3" draw:text-style-name="P1" draw:layer="layout" svg:x1="8cm" svg:y1="4cm" svg:x2="8cm" svg:y2="8cm">
          <text:p/>
        </draw:line>
        <draw:line draw:style-name="gr3" draw:text-style-name="P1" draw:layer="layout" svg:x1="7.25cm" svg:y1="9cm" svg:x2="7.25cm" svg:y2="13cm">
          <text:p/>
        </draw:line>
        <draw:line draw:style-name="gr3" draw:text-style-name="P1" draw:layer="layout" svg:x1="7.5cm" svg:y1="10cm" svg:x2="7.5cm" svg:y2="14cm">
          <text:p/>
        </draw:line>
        <draw:line draw:style-name="gr3" draw:text-style-name="P1" draw:layer="layout" svg:x1="7.75cm" svg:y1="11cm" svg:x2="7.75cm" svg:y2="15cm">
          <text:p/>
        </draw:line>
        <draw:line draw:style-name="gr3" draw:text-style-name="P1" draw:layer="layout" svg:x1="8cm" svg:y1="12cm" svg:x2="8cm" svg:y2="16cm">
          <text:p/>
        </draw:line>
        <draw:line draw:style-name="gr3" draw:text-style-name="P1" draw:layer="layout" svg:x1="7.25cm" svg:y1="17cm" svg:x2="7.25cm" svg:y2="21cm">
          <text:p/>
        </draw:line>
        <draw:line draw:style-name="gr3" draw:text-style-name="P1" draw:layer="layout" svg:x1="7.5cm" svg:y1="18cm" svg:x2="7.5cm" svg:y2="22cm">
          <text:p/>
        </draw:line>
        <draw:line draw:style-name="gr3" draw:text-style-name="P1" draw:layer="layout" svg:x1="7.75cm" svg:y1="19cm" svg:x2="7.75cm" svg:y2="23cm">
          <text:p/>
        </draw:line>
        <draw:line draw:style-name="gr3" draw:text-style-name="P1" draw:layer="layout" svg:x1="8cm" svg:y1="20cm" svg:x2="8cm" svg:y2="24cm">
          <text:p/>
        </draw:line>
        <draw:line draw:style-name="gr4" draw:text-style-name="P1" draw:layer="layout" svg:x1="7.25cm" svg:y1="25cm" svg:x2="7.25cm" svg:y2="29cm">
          <text:p/>
        </draw:line>
        <draw:line draw:style-name="gr4" draw:text-style-name="P1" draw:layer="layout" svg:x1="7.5cm" svg:y1="26cm" svg:x2="7.5cm" svg:y2="30cm">
          <text:p/>
        </draw:line>
        <draw:line draw:style-name="gr4" draw:text-style-name="P1" draw:layer="layout" svg:x1="7.75cm" svg:y1="27cm" svg:x2="7.75cm" svg:y2="31cm">
          <text:p/>
        </draw:line>
        <draw:line draw:style-name="gr4" draw:text-style-name="P1" draw:layer="layout" svg:x1="8cm" svg:y1="28cm" svg:x2="8cm" svg:y2="32cm">
          <text:p/>
        </draw:line>
        <draw:line draw:style-name="gr3" draw:text-style-name="P1" draw:layer="layout" svg:x1="9cm" svg:y1="3cm" svg:x2="9cm" svg:y2="5cm">
          <text:p/>
        </draw:line>
        <draw:line draw:style-name="gr3" draw:text-style-name="P1" draw:layer="layout" svg:x1="9.25cm" svg:y1="4cm" svg:x2="9.25cm" svg:y2="6cm">
          <text:p/>
        </draw:line>
        <draw:line draw:style-name="gr3" draw:text-style-name="P1" draw:layer="layout" svg:x1="10.25cm" svg:y1="4cm" svg:x2="10.25cm" svg:y2="5cm">
          <text:p/>
        </draw:line>
        <draw:line draw:style-name="gr3" draw:text-style-name="P1" draw:layer="layout" svg:x1="10.25cm" svg:y1="2cm" svg:x2="10.25cm" svg:y2="3cm">
          <text:p/>
        </draw:line>
        <draw:line draw:style-name="gr3" draw:text-style-name="P1" draw:layer="layout" svg:x1="10.25cm" svg:y1="6cm" svg:x2="10.25cm" svg:y2="7cm">
          <text:p/>
        </draw:line>
        <draw:line draw:style-name="gr3" draw:text-style-name="P1" draw:layer="layout" svg:x1="9cm" svg:y1="11cm" svg:x2="9cm" svg:y2="13cm">
          <text:p/>
        </draw:line>
        <draw:line draw:style-name="gr3" draw:text-style-name="P1" draw:layer="layout" svg:x1="9.25cm" svg:y1="12cm" svg:x2="9.25cm" svg:y2="14cm">
          <text:p/>
        </draw:line>
        <draw:line draw:style-name="gr3" draw:text-style-name="P1" draw:layer="layout" svg:x1="10.25cm" svg:y1="12cm" svg:x2="10.25cm" svg:y2="13cm">
          <text:p/>
        </draw:line>
        <draw:line draw:style-name="gr3" draw:text-style-name="P1" draw:layer="layout" svg:x1="10.25cm" svg:y1="10cm" svg:x2="10.25cm" svg:y2="11cm">
          <text:p/>
        </draw:line>
        <draw:line draw:style-name="gr3" draw:text-style-name="P1" draw:layer="layout" svg:x1="10.25cm" svg:y1="14cm" svg:x2="10.25cm" svg:y2="15cm">
          <text:p/>
        </draw:line>
        <draw:line draw:style-name="gr3" draw:text-style-name="P1" draw:layer="layout" svg:x1="9cm" svg:y1="19cm" svg:x2="9cm" svg:y2="21cm">
          <text:p/>
        </draw:line>
        <draw:line draw:style-name="gr3" draw:text-style-name="P1" draw:layer="layout" svg:x1="9.25cm" svg:y1="20cm" svg:x2="9.25cm" svg:y2="22cm">
          <text:p/>
        </draw:line>
        <draw:line draw:style-name="gr3" draw:text-style-name="P1" draw:layer="layout" svg:x1="10.25cm" svg:y1="20cm" svg:x2="10.25cm" svg:y2="21cm">
          <text:p/>
        </draw:line>
        <draw:line draw:style-name="gr3" draw:text-style-name="P1" draw:layer="layout" svg:x1="10.25cm" svg:y1="18cm" svg:x2="10.25cm" svg:y2="19cm">
          <text:p/>
        </draw:line>
        <draw:line draw:style-name="gr3" draw:text-style-name="P1" draw:layer="layout" svg:x1="10.25cm" svg:y1="22cm" svg:x2="10.25cm" svg:y2="23cm">
          <text:p/>
        </draw:line>
        <draw:line draw:style-name="gr4" draw:text-style-name="P1" draw:layer="layout" svg:x1="9cm" svg:y1="27cm" svg:x2="9cm" svg:y2="29cm">
          <text:p/>
        </draw:line>
        <draw:line draw:style-name="gr4" draw:text-style-name="P1" draw:layer="layout" svg:x1="9.25cm" svg:y1="28cm" svg:x2="9.25cm" svg:y2="30cm">
          <text:p/>
        </draw:line>
        <draw:line draw:style-name="gr4" draw:text-style-name="P1" draw:layer="layout" svg:x1="10.25cm" svg:y1="28cm" svg:x2="10.25cm" svg:y2="29cm">
          <text:p/>
        </draw:line>
        <draw:line draw:style-name="gr4" draw:text-style-name="P1" draw:layer="layout" svg:x1="10.25cm" svg:y1="26cm" svg:x2="10.25cm" svg:y2="27cm">
          <text:p/>
        </draw:line>
        <draw:line draw:style-name="gr4" draw:text-style-name="P1" draw:layer="layout" svg:x1="10.25cm" svg:y1="30cm" svg:x2="10.25cm" svg:y2="31cm">
          <text:p/>
        </draw:line>
        <draw:line draw:style-name="gr3" draw:text-style-name="P1" draw:layer="layout" svg:x1="11.25cm" svg:y1="1cm" svg:x2="11.25cm" svg:y2="9cm">
          <text:p/>
        </draw:line>
        <draw:line draw:style-name="gr3" draw:text-style-name="P1" draw:layer="layout" svg:x1="11.5cm" svg:y1="2cm" svg:x2="11.5cm" svg:y2="10cm">
          <text:p/>
        </draw:line>
        <draw:line draw:style-name="gr3" draw:text-style-name="P1" draw:layer="layout" svg:x1="11.75cm" svg:y1="3cm" svg:x2="11.75cm" svg:y2="11cm">
          <text:p/>
        </draw:line>
        <draw:line draw:style-name="gr3" draw:text-style-name="P1" draw:layer="layout" svg:x1="12cm" svg:y1="4cm" svg:x2="12cm" svg:y2="12cm">
          <text:p/>
        </draw:line>
        <draw:line draw:style-name="gr3" draw:text-style-name="P1" draw:layer="layout" svg:x1="12.25cm" svg:y1="5cm" svg:x2="12.25cm" svg:y2="13cm">
          <text:p/>
        </draw:line>
        <draw:line draw:style-name="gr3" draw:text-style-name="P1" draw:layer="layout" svg:x1="12.5cm" svg:y1="6cm" svg:x2="12.5cm" svg:y2="14cm">
          <text:p/>
        </draw:line>
        <draw:line draw:style-name="gr3" draw:text-style-name="P1" draw:layer="layout" svg:x1="12.75cm" svg:y1="7cm" svg:x2="12.75cm" svg:y2="15cm">
          <text:p/>
        </draw:line>
        <draw:line draw:style-name="gr3" draw:text-style-name="P1" draw:layer="layout" svg:x1="13cm" svg:y1="8cm" svg:x2="13cm" svg:y2="16cm">
          <text:p/>
        </draw:line>
        <draw:line draw:style-name="gr3" draw:text-style-name="P1" draw:layer="layout" svg:x1="14cm" svg:y1="5cm" svg:x2="14cm" svg:y2="9cm">
          <text:p/>
        </draw:line>
        <draw:line draw:style-name="gr3" draw:text-style-name="P1" draw:layer="layout" svg:x1="14.25cm" svg:y1="6cm" svg:x2="14.25cm" svg:y2="10cm">
          <text:p/>
        </draw:line>
        <draw:line draw:style-name="gr3" draw:text-style-name="P1" draw:layer="layout" svg:x1="14.5cm" svg:y1="7cm" svg:x2="14.5cm" svg:y2="11cm">
          <text:p/>
        </draw:line>
        <draw:line draw:style-name="gr3" draw:text-style-name="P1" draw:layer="layout" svg:x1="14.75cm" svg:y1="8cm" svg:x2="14.75cm" svg:y2="12cm">
          <text:p/>
        </draw:line>
        <draw:line draw:style-name="gr3" draw:text-style-name="P1" draw:layer="layout" svg:x1="15.75cm" svg:y1="7cm" svg:x2="15.75cm" svg:y2="9cm">
          <text:p/>
        </draw:line>
        <draw:line draw:style-name="gr3" draw:text-style-name="P1" draw:layer="layout" svg:x1="16cm" svg:y1="8cm" svg:x2="16cm" svg:y2="10cm">
          <text:p/>
        </draw:line>
        <draw:line draw:style-name="gr3" draw:text-style-name="P1" draw:layer="layout" svg:x1="17cm" svg:y1="8cm" svg:x2="17cm" svg:y2="9cm">
          <text:p/>
        </draw:line>
        <draw:line draw:style-name="gr3" draw:text-style-name="P1" draw:layer="layout" svg:x1="17cm" svg:y1="6cm" svg:x2="17cm" svg:y2="7cm">
          <text:p/>
        </draw:line>
        <draw:line draw:style-name="gr3" draw:text-style-name="P1" draw:layer="layout" svg:x1="17cm" svg:y1="10cm" svg:x2="17cm" svg:y2="11cm">
          <text:p/>
        </draw:line>
        <draw:line draw:style-name="gr3" draw:text-style-name="P1" draw:layer="layout" svg:x1="15.75cm" svg:y1="3cm" svg:x2="15.75cm" svg:y2="5cm">
          <text:p/>
        </draw:line>
        <draw:line draw:style-name="gr3" draw:text-style-name="P1" draw:layer="layout" svg:x1="16cm" svg:y1="4cm" svg:x2="16cm" svg:y2="6cm">
          <text:p/>
        </draw:line>
        <draw:line draw:style-name="gr3" draw:text-style-name="P1" draw:layer="layout" svg:x1="17cm" svg:y1="4cm" svg:x2="17cm" svg:y2="5cm">
          <text:p/>
        </draw:line>
        <draw:line draw:style-name="gr3" draw:text-style-name="P1" draw:layer="layout" svg:x1="17cm" svg:y1="2cm" svg:x2="17cm" svg:y2="3cm">
          <text:p/>
        </draw:line>
        <draw:line draw:style-name="gr3" draw:text-style-name="P1" draw:layer="layout" svg:x1="15.75cm" svg:y1="11cm" svg:x2="15.75cm" svg:y2="13cm">
          <text:p/>
        </draw:line>
        <draw:line draw:style-name="gr3" draw:text-style-name="P1" draw:layer="layout" svg:x1="16cm" svg:y1="12cm" svg:x2="16cm" svg:y2="14cm">
          <text:p/>
        </draw:line>
        <draw:line draw:style-name="gr3" draw:text-style-name="P1" draw:layer="layout" svg:x1="17cm" svg:y1="12cm" svg:x2="17cm" svg:y2="13cm">
          <text:p/>
        </draw:line>
        <draw:line draw:style-name="gr3" draw:text-style-name="P1" draw:layer="layout" svg:x1="17cm" svg:y1="14cm" svg:x2="17cm" svg:y2="15cm">
          <text:p/>
        </draw:line>
        <draw:line draw:style-name="gr3" draw:text-style-name="P1" draw:layer="layout" svg:x1="11.25cm" svg:y1="17cm" svg:x2="11.25cm" svg:y2="25cm">
          <text:p/>
        </draw:line>
        <draw:line draw:style-name="gr4" draw:text-style-name="P1" draw:layer="layout" svg:x1="11.5cm" svg:y1="18cm" svg:x2="11.5cm" svg:y2="26cm">
          <text:p/>
        </draw:line>
        <draw:line draw:style-name="gr4" draw:text-style-name="P1" draw:layer="layout" svg:x1="11.75cm" svg:y1="19cm" svg:x2="11.75cm" svg:y2="27cm">
          <text:p/>
        </draw:line>
        <draw:line draw:style-name="gr4" draw:text-style-name="P1" draw:layer="layout" svg:x1="12cm" svg:y1="20cm" svg:x2="12cm" svg:y2="28cm">
          <text:p/>
        </draw:line>
        <draw:line draw:style-name="gr4" draw:text-style-name="P1" draw:layer="layout" svg:x1="12.25cm" svg:y1="21cm" svg:x2="12.25cm" svg:y2="29cm">
          <text:p/>
        </draw:line>
        <draw:line draw:style-name="gr4" draw:text-style-name="P1" draw:layer="layout" svg:x1="12.5cm" svg:y1="22cm" svg:x2="12.5cm" svg:y2="30cm">
          <text:p/>
        </draw:line>
        <draw:line draw:style-name="gr4" draw:text-style-name="P1" draw:layer="layout" svg:x1="12.75cm" svg:y1="23cm" svg:x2="12.75cm" svg:y2="31cm">
          <text:p/>
        </draw:line>
        <draw:line draw:style-name="gr4" draw:text-style-name="P1" draw:layer="layout" svg:x1="13cm" svg:y1="24cm" svg:x2="13cm" svg:y2="32cm">
          <text:p/>
        </draw:line>
        <draw:line draw:style-name="gr3" draw:text-style-name="P1" draw:layer="layout" svg:x1="14cm" svg:y1="21cm" svg:x2="14cm" svg:y2="25cm">
          <text:p/>
        </draw:line>
        <draw:line draw:style-name="gr4" draw:text-style-name="P1" draw:layer="layout" svg:x1="14.25cm" svg:y1="22cm" svg:x2="14.25cm" svg:y2="26cm">
          <text:p/>
        </draw:line>
        <draw:line draw:style-name="gr4" draw:text-style-name="P1" draw:layer="layout" svg:x1="14.5cm" svg:y1="23cm" svg:x2="14.5cm" svg:y2="27cm">
          <text:p/>
        </draw:line>
        <draw:line draw:style-name="gr4" draw:text-style-name="P1" draw:layer="layout" svg:x1="14.75cm" svg:y1="24cm" svg:x2="14.75cm" svg:y2="28cm">
          <text:p/>
        </draw:line>
        <draw:line draw:style-name="gr3" draw:text-style-name="P1" draw:layer="layout" svg:x1="15.75cm" svg:y1="23cm" svg:x2="15.75cm" svg:y2="25cm">
          <text:p/>
        </draw:line>
        <draw:line draw:style-name="gr4" draw:text-style-name="P1" draw:layer="layout" svg:x1="16cm" svg:y1="24cm" svg:x2="16cm" svg:y2="26cm">
          <text:p/>
        </draw:line>
        <draw:line draw:style-name="gr3" draw:text-style-name="P1" draw:layer="layout" svg:x1="17cm" svg:y1="24cm" svg:x2="17cm" svg:y2="25cm">
          <text:p/>
        </draw:line>
        <draw:line draw:style-name="gr3" draw:text-style-name="P1" draw:layer="layout" svg:x1="17cm" svg:y1="22cm" svg:x2="17cm" svg:y2="23cm">
          <text:p/>
        </draw:line>
        <draw:line draw:style-name="gr4" draw:text-style-name="P1" draw:layer="layout" svg:x1="17cm" svg:y1="26cm" svg:x2="17cm" svg:y2="27cm">
          <text:p/>
        </draw:line>
        <draw:line draw:style-name="gr3" draw:text-style-name="P1" draw:layer="layout" svg:x1="15.75cm" svg:y1="19cm" svg:x2="15.75cm" svg:y2="21cm">
          <text:p/>
        </draw:line>
        <draw:line draw:style-name="gr3" draw:text-style-name="P1" draw:layer="layout" svg:x1="16cm" svg:y1="20cm" svg:x2="16cm" svg:y2="22cm">
          <text:p/>
        </draw:line>
        <draw:line draw:style-name="gr3" draw:text-style-name="P1" draw:layer="layout" svg:x1="17cm" svg:y1="20cm" svg:x2="17cm" svg:y2="21cm">
          <text:p/>
        </draw:line>
        <draw:line draw:style-name="gr3" draw:text-style-name="P1" draw:layer="layout" svg:x1="17cm" svg:y1="18cm" svg:x2="17cm" svg:y2="19cm">
          <text:p/>
        </draw:line>
        <draw:line draw:style-name="gr4" draw:text-style-name="P1" draw:layer="layout" svg:x1="15.75cm" svg:y1="27cm" svg:x2="15.75cm" svg:y2="29cm">
          <text:p/>
        </draw:line>
        <draw:line draw:style-name="gr4" draw:text-style-name="P1" draw:layer="layout" svg:x1="16cm" svg:y1="28cm" svg:x2="16cm" svg:y2="30cm">
          <text:p/>
        </draw:line>
        <draw:line draw:style-name="gr4" draw:text-style-name="P1" draw:layer="layout" svg:x1="17cm" svg:y1="28cm" svg:x2="17cm" svg:y2="29cm">
          <text:p/>
        </draw:line>
        <draw:line draw:style-name="gr4" draw:text-style-name="P1" draw:layer="layout" svg:x1="17cm" svg:y1="30cm" svg:x2="17cm" svg:y2="31cm">
          <text:p/>
        </draw:line>
        <draw:line draw:style-name="gr3" draw:text-style-name="P1" draw:layer="layout" svg:x1="22.75cm" svg:y1="9cm" svg:x2="22.75cm" svg:y2="17cm">
          <text:p/>
        </draw:line>
        <draw:line draw:style-name="gr3" draw:text-style-name="P1" draw:layer="layout" svg:x1="23cm" svg:y1="10cm" svg:x2="23cm" svg:y2="18cm">
          <text:p/>
        </draw:line>
        <draw:line draw:style-name="gr3" draw:text-style-name="P1" draw:layer="layout" svg:x1="23.25cm" svg:y1="11cm" svg:x2="23.25cm" svg:y2="19cm">
          <text:p/>
        </draw:line>
        <draw:line draw:style-name="gr3" draw:text-style-name="P1" draw:layer="layout" svg:x1="23.5cm" svg:y1="12cm" svg:x2="23.5cm" svg:y2="20cm">
          <text:p/>
        </draw:line>
        <draw:line draw:style-name="gr3" draw:text-style-name="P1" draw:layer="layout" svg:x1="23.75cm" svg:y1="13cm" svg:x2="23.75cm" svg:y2="21cm">
          <text:p/>
        </draw:line>
        <draw:line draw:style-name="gr3" draw:text-style-name="P1" draw:layer="layout" svg:x1="24cm" svg:y1="14cm" svg:x2="24cm" svg:y2="22cm">
          <text:p/>
        </draw:line>
        <draw:line draw:style-name="gr5" draw:text-style-name="P1" draw:layer="layout" svg:x1="24.25cm" svg:y1="15cm" svg:x2="24.25cm" svg:y2="23cm">
          <text:p/>
        </draw:line>
        <draw:line draw:style-name="gr5" draw:text-style-name="P1" draw:layer="layout" svg:x1="24.5cm" svg:y1="16cm" svg:x2="24.5cm" svg:y2="24cm">
          <text:p/>
        </draw:line>
        <draw:line draw:style-name="gr3" draw:text-style-name="P1" draw:layer="layout" svg:x1="25.5cm" svg:y1="13cm" svg:x2="25.5cm" svg:y2="17cm">
          <text:p/>
        </draw:line>
        <draw:line draw:style-name="gr3" draw:text-style-name="P1" draw:layer="layout" svg:x1="25.75cm" svg:y1="14cm" svg:x2="25.75cm" svg:y2="18cm">
          <text:p/>
        </draw:line>
        <draw:line draw:style-name="gr5" draw:text-style-name="P1" draw:layer="layout" svg:x1="26cm" svg:y1="15cm" svg:x2="26cm" svg:y2="19cm">
          <text:p/>
        </draw:line>
        <draw:line draw:style-name="gr5" draw:text-style-name="P1" draw:layer="layout" svg:x1="26.25cm" svg:y1="16cm" svg:x2="26.25cm" svg:y2="20cm">
          <text:p/>
        </draw:line>
        <draw:line draw:style-name="gr5" draw:text-style-name="P1" draw:layer="layout" svg:x1="27.25cm" svg:y1="15cm" svg:x2="27.25cm" svg:y2="17cm">
          <text:p/>
        </draw:line>
        <draw:line draw:style-name="gr5" draw:text-style-name="P1" draw:layer="layout" svg:x1="27.5cm" svg:y1="16cm" svg:x2="27.5cm" svg:y2="18cm">
          <text:p/>
        </draw:line>
        <draw:line draw:style-name="gr5" draw:text-style-name="P1" draw:layer="layout" svg:x1="28.5cm" svg:y1="16cm" svg:x2="28.5cm" svg:y2="17cm">
          <text:p/>
        </draw:line>
        <draw:line draw:style-name="gr5" draw:text-style-name="P1" draw:layer="layout" svg:x1="28.5cm" svg:y1="14cm" svg:x2="28.5cm" svg:y2="15cm">
          <text:p/>
        </draw:line>
        <draw:line draw:style-name="gr5" draw:text-style-name="P1" draw:layer="layout" svg:x1="28.5cm" svg:y1="18cm" svg:x2="28.5cm" svg:y2="19cm">
          <text:p/>
        </draw:line>
        <draw:line draw:style-name="gr3" draw:text-style-name="P1" draw:layer="layout" svg:x1="27.25cm" svg:y1="11cm" svg:x2="27.25cm" svg:y2="13cm">
          <text:p/>
        </draw:line>
        <draw:line draw:style-name="gr3" draw:text-style-name="P1" draw:layer="layout" svg:x1="27.5cm" svg:y1="12cm" svg:x2="27.5cm" svg:y2="14cm">
          <text:p/>
        </draw:line>
        <draw:line draw:style-name="gr3" draw:text-style-name="P1" draw:layer="layout" svg:x1="28.5cm" svg:y1="12cm" svg:x2="28.5cm" svg:y2="13cm">
          <text:p/>
        </draw:line>
        <draw:line draw:style-name="gr5" draw:text-style-name="P1" draw:layer="layout" svg:x1="28.5cm" svg:y1="10cm" svg:x2="28.5cm" svg:y2="11cm">
          <text:p/>
        </draw:line>
        <draw:line draw:style-name="gr5" draw:text-style-name="P1" draw:layer="layout" svg:x1="27.25cm" svg:y1="19cm" svg:x2="27.25cm" svg:y2="21cm">
          <text:p/>
        </draw:line>
        <draw:line draw:style-name="gr5" draw:text-style-name="P1" draw:layer="layout" svg:x1="27.5cm" svg:y1="20cm" svg:x2="27.5cm" svg:y2="22cm">
          <text:p/>
        </draw:line>
        <draw:line draw:style-name="gr5" draw:text-style-name="P1" draw:layer="layout" svg:x1="28.5cm" svg:y1="20cm" svg:x2="28.5cm" svg:y2="21cm">
          <text:p/>
        </draw:line>
        <draw:line draw:style-name="gr5" draw:text-style-name="P1" draw:layer="layout" svg:x1="28.5cm" svg:y1="22cm" svg:x2="28.5cm" svg:y2="23cm">
          <text:p/>
        </draw:line>
        <draw:line draw:style-name="gr5" draw:text-style-name="P1" draw:layer="layout" svg:x1="25.5cm" svg:y1="5cm" svg:x2="25.5cm" svg:y2="9cm">
          <text:p/>
        </draw:line>
        <draw:line draw:style-name="gr5" draw:text-style-name="P1" draw:layer="layout" svg:x1="25.75cm" svg:y1="6cm" svg:x2="25.75cm" svg:y2="10cm">
          <text:p/>
        </draw:line>
        <draw:line draw:style-name="gr3" draw:text-style-name="P1" draw:layer="layout" svg:x1="26cm" svg:y1="7cm" svg:x2="26cm" svg:y2="11cm">
          <text:p/>
        </draw:line>
        <draw:line draw:style-name="gr3" draw:text-style-name="P1" draw:layer="layout" svg:x1="26.25cm" svg:y1="8cm" svg:x2="26.25cm" svg:y2="12cm">
          <text:p/>
        </draw:line>
        <draw:line draw:style-name="gr5" draw:text-style-name="P1" draw:layer="layout" svg:x1="25.5cm" svg:y1="21cm" svg:x2="25.5cm" svg:y2="25cm">
          <text:p/>
        </draw:line>
        <draw:line draw:style-name="gr4" draw:text-style-name="P1" draw:layer="layout" svg:x1="25.75cm" svg:y1="22cm" svg:x2="25.75cm" svg:y2="26cm">
          <text:p/>
        </draw:line>
        <draw:line draw:style-name="gr4" draw:text-style-name="P1" draw:layer="layout" svg:x1="26cm" svg:y1="23cm" svg:x2="26cm" svg:y2="27cm">
          <text:p/>
        </draw:line>
        <draw:line draw:style-name="gr4" draw:text-style-name="P1" draw:layer="layout" svg:x1="26.25cm" svg:y1="24cm" svg:x2="26.25cm" svg:y2="28cm">
          <text:p/>
        </draw:line>
        <draw:line draw:style-name="gr5" draw:text-style-name="P1" draw:layer="layout" svg:x1="27.25cm" svg:y1="7cm" svg:x2="27.25cm" svg:y2="9cm">
          <text:p/>
        </draw:line>
        <draw:line draw:style-name="gr5" draw:text-style-name="P1" draw:layer="layout" svg:x1="27.5cm" svg:y1="8cm" svg:x2="27.5cm" svg:y2="10cm">
          <text:p/>
        </draw:line>
        <draw:line draw:style-name="gr5" draw:text-style-name="P1" draw:layer="layout" svg:x1="28.5cm" svg:y1="8cm" svg:x2="28.5cm" svg:y2="9cm">
          <text:p/>
        </draw:line>
        <draw:line draw:style-name="gr5" draw:text-style-name="P1" draw:layer="layout" svg:x1="28.5cm" svg:y1="6cm" svg:x2="28.5cm" svg:y2="7cm">
          <text:p/>
        </draw:line>
        <draw:line draw:style-name="gr5" draw:text-style-name="P1" draw:layer="layout" svg:x1="27.25cm" svg:y1="3cm" svg:x2="27.25cm" svg:y2="5cm">
          <text:p/>
        </draw:line>
        <draw:line draw:style-name="gr5" draw:text-style-name="P1" draw:layer="layout" svg:x1="27.5cm" svg:y1="4cm" svg:x2="27.5cm" svg:y2="6cm">
          <text:p/>
        </draw:line>
        <draw:line draw:style-name="gr5" draw:text-style-name="P1" draw:layer="layout" svg:x1="28.5cm" svg:y1="4cm" svg:x2="28.5cm" svg:y2="5cm">
          <text:p/>
        </draw:line>
        <draw:line draw:style-name="gr5" draw:text-style-name="P1" draw:layer="layout" svg:x1="28.5cm" svg:y1="2cm" svg:x2="28.5cm" svg:y2="3cm">
          <text:p/>
        </draw:line>
        <draw:line draw:style-name="gr4" draw:text-style-name="P1" draw:layer="layout" svg:x1="28.5cm" svg:y1="30cm" svg:x2="28.5cm" svg:y2="31cm">
          <text:p/>
        </draw:line>
        <draw:line draw:style-name="gr4" draw:text-style-name="P1" draw:layer="layout" svg:x1="27.25cm" svg:y1="27cm" svg:x2="27.25cm" svg:y2="29cm">
          <text:p/>
        </draw:line>
        <draw:line draw:style-name="gr4" draw:text-style-name="P1" draw:layer="layout" svg:x1="27.5cm" svg:y1="28cm" svg:x2="27.5cm" svg:y2="30cm">
          <text:p/>
        </draw:line>
        <draw:line draw:style-name="gr4" draw:text-style-name="P1" draw:layer="layout" svg:x1="28.5cm" svg:y1="28cm" svg:x2="28.5cm" svg:y2="29cm">
          <text:p/>
        </draw:line>
        <draw:line draw:style-name="gr4" draw:text-style-name="P1" draw:layer="layout" svg:x1="28.5cm" svg:y1="26cm" svg:x2="28.5cm" svg:y2="27cm">
          <text:p/>
        </draw:line>
        <draw:line draw:style-name="gr5" draw:text-style-name="P1" draw:layer="layout" svg:x1="27.25cm" svg:y1="23cm" svg:x2="27.25cm" svg:y2="25cm">
          <text:p/>
        </draw:line>
        <draw:line draw:style-name="gr4" draw:text-style-name="P1" draw:layer="layout" svg:x1="27.5cm" svg:y1="24cm" svg:x2="27.5cm" svg:y2="26cm">
          <text:p/>
        </draw:line>
        <draw:line draw:style-name="gr5" draw:text-style-name="P1" draw:layer="layout" svg:x1="28.5cm" svg:y1="24cm" svg:x2="28.5cm" svg:y2="25cm">
          <text:p/>
        </draw:line>
        <draw:line draw:style-name="gr3" draw:text-style-name="P1" draw:layer="layout" svg:x1="18cm" svg:y1="1cm" svg:x2="18cm" svg:y2="17cm">
          <text:p/>
        </draw:line>
        <draw:line draw:style-name="gr3" draw:text-style-name="P1" draw:layer="layout" svg:x1="18.25cm" svg:y1="2cm" svg:x2="18.25cm" svg:y2="18cm">
          <text:p/>
        </draw:line>
        <draw:line draw:style-name="gr3" draw:text-style-name="P1" draw:layer="layout" svg:x1="18.5cm" svg:y1="3cm" svg:x2="18.5cm" svg:y2="19cm">
          <text:p/>
        </draw:line>
        <draw:line draw:style-name="gr3" draw:text-style-name="P1" draw:layer="layout" svg:x1="18.75cm" svg:y1="4cm" svg:x2="18.75cm" svg:y2="20cm">
          <text:p/>
        </draw:line>
        <draw:line draw:style-name="gr3" draw:text-style-name="P1" draw:layer="layout" svg:x1="19cm" svg:y1="5cm" svg:x2="19cm" svg:y2="21cm">
          <text:p/>
        </draw:line>
        <draw:line draw:style-name="gr3" draw:text-style-name="P1" draw:layer="layout" svg:x1="19.25cm" svg:y1="6cm" svg:x2="19.25cm" svg:y2="22cm">
          <text:p/>
        </draw:line>
        <draw:line draw:style-name="gr3" draw:text-style-name="P1" draw:layer="layout" svg:x1="19.5cm" svg:y1="7cm" svg:x2="19.5cm" svg:y2="23cm">
          <text:p/>
        </draw:line>
        <draw:line draw:style-name="gr3" draw:text-style-name="P1" draw:layer="layout" svg:x1="19.75cm" svg:y1="8cm" svg:x2="19.75cm" svg:y2="24cm">
          <text:p/>
        </draw:line>
        <draw:line draw:style-name="gr3" draw:text-style-name="P1" draw:layer="layout" svg:x1="20cm" svg:y1="9cm" svg:x2="20cm" svg:y2="25cm">
          <text:p/>
        </draw:line>
        <draw:line draw:style-name="gr4" draw:text-style-name="P1" draw:layer="layout" svg:x1="20.25cm" svg:y1="10cm" svg:x2="20.25cm" svg:y2="26cm">
          <text:p/>
        </draw:line>
        <draw:line draw:style-name="gr4" draw:text-style-name="P1" draw:layer="layout" svg:x1="20.5cm" svg:y1="11cm" svg:x2="20.5cm" svg:y2="27cm">
          <text:p/>
        </draw:line>
        <draw:line draw:style-name="gr4" draw:text-style-name="P1" draw:layer="layout" svg:x1="20.75cm" svg:y1="12cm" svg:x2="20.75cm" svg:y2="28cm">
          <text:p/>
        </draw:line>
        <draw:line draw:style-name="gr4" draw:text-style-name="P1" draw:layer="layout" svg:x1="21cm" svg:y1="13cm" svg:x2="21cm" svg:y2="29cm">
          <text:p/>
        </draw:line>
        <draw:line draw:style-name="gr4" draw:text-style-name="P1" draw:layer="layout" svg:x1="21.25cm" svg:y1="14cm" svg:x2="21.25cm" svg:y2="30cm">
          <text:p/>
        </draw:line>
        <draw:line draw:style-name="gr4" draw:text-style-name="P1" draw:layer="layout" svg:x1="21.5cm" svg:y1="15cm" svg:x2="21.5cm" svg:y2="31cm">
          <text:p/>
        </draw:line>
        <draw:line draw:style-name="gr4" draw:text-style-name="P1" draw:layer="layout" svg:x1="21.75cm" svg:y1="16cm" svg:x2="21.75cm" svg:y2="32cm">
          <text:p/>
        </draw:line>
        <draw:frame draw:style-name="gr6" draw:text-style-name="P3" draw:layer="layout" svg:width="4cm" svg:height="2cm" svg:x="31cm" svg:y="12cm">
          <draw:text-box>
            <text:p text:style-name="P2"><text:span text:style-name="T1">me</text:span><text:span text:style-name="T1">diá</text:span><text:span text:style-name="T1">n</text:span></text:p>
          </draw:text-box>
        </draw:frame>
        <draw:line draw:style-name="gr3" draw:text-style-name="P1" draw:layer="layout" svg:x1="36cm" svg:y1="11cm" svg:x2="36cm" svg:y2="13cm">
          <text:p/>
        </draw:line>
        <draw:frame draw:style-name="gr7" draw:text-style-name="P4" draw:layer="layout" svg:width="10cm" svg:height="4cm" svg:x="38cm" svg:y="10cm">
          <draw:text-box>
            <text:p text:style-name="P2">Egy rendezés, ami után a felső tárolóban nem kisebb érték szerepel, mint az alsóban</text:p>
          </draw:text-box>
        </draw:frame>
        <draw:line draw:style-name="gr1" draw:text-style-name="P1" draw:layer="layout" svg:x1="35cm" svg:y1="6.5cm" svg:x2="37cm" svg:y2="6.5cm">
          <text:p/>
        </draw:line>
        <draw:frame draw:style-name="gr8" draw:text-style-name="P4" draw:layer="layout" svg:width="10cm" svg:height="7cm" svg:x="38cm" svg:y="3cm">
          <draw:text-box>
            <text:p text:style-name="P2">Egy tárolóhely, ami valamilyen memóriában van, pl. RAM vagy processzor regiszter.</text:p>
          </draw:text-box>
        </draw:frame>
        <draw:line draw:style-name="gr5" draw:text-style-name="P1" draw:layer="layout" svg:x1="36cm" svg:y1="16.5cm" svg:x2="36cm" svg:y2="18.5cm">
          <text:p/>
        </draw:line>
        <draw:frame draw:style-name="gr7" draw:text-style-name="P4" draw:layer="layout" svg:width="10cm" svg:height="4cm" svg:x="38cm" svg:y="15.5cm">
          <draw:text-box>
            <text:p text:style-name="P2">Egy rendezés, amire nincs szükség, mert nem teljes rendezés a cél, csak a medián megtalálása</text:p>
          </draw:text-box>
        </draw:frame>
        <draw:frame draw:style-name="gr7" draw:text-style-name="P4" draw:layer="layout" svg:width="10cm" svg:height="4cm" svg:x="38cm" svg:y="20cm">
          <draw:text-box>
            <text:p text:style-name="P2">Tárolók és rendezés, amelyekre nincs szükség, mert nem 32 értéknek keressük a mediánját, csak 25-nek</text:p>
          </draw:text-box>
        </draw:frame>
        <draw:line draw:style-name="gr4" draw:text-style-name="P1" draw:layer="layout" svg:x1="35cm" svg:y1="21.5cm" svg:x2="37cm" svg:y2="21.5cm">
          <text:p/>
        </draw:line>
        <draw:line draw:style-name="gr4" draw:text-style-name="P1" draw:layer="layout" svg:x1="35cm" svg:y1="22.5cm" svg:x2="37cm" svg:y2="22.5cm">
          <text:p/>
        </draw:line>
        <draw:line draw:style-name="gr4" draw:text-style-name="P1" draw:layer="layout" svg:x1="36cm" svg:y1="21.5cm" svg:x2="36cm" svg:y2="22.5cm">
          <text:p/>
        </draw:line>
        <draw:frame draw:style-name="gr9" draw:text-style-name="P4" draw:layer="layout" svg:width="2cm" svg:height="1cm" svg:x="1cm" svg:y="0.5cm">
          <draw:text-box>
            <text:p text:style-name="P2">T0</text:p>
          </draw:text-box>
        </draw:frame>
        <draw:frame draw:style-name="gr9" draw:text-style-name="P4" draw:layer="layout" svg:width="2cm" svg:height="1cm" svg:x="1cm" svg:y="1.5cm">
          <draw:text-box>
            <text:p text:style-name="P2">T1</text:p>
          </draw:text-box>
        </draw:frame>
        <draw:frame draw:style-name="gr9" draw:text-style-name="P4" draw:layer="layout" svg:width="2cm" svg:height="1cm" svg:x="1cm" svg:y="2.5cm">
          <draw:text-box>
            <text:p text:style-name="P2">T2</text:p>
          </draw:text-box>
        </draw:frame>
        <draw:frame draw:style-name="gr9" draw:text-style-name="P4" draw:layer="layout" svg:width="2cm" svg:height="1cm" svg:x="1cm" svg:y="3.5cm">
          <draw:text-box>
            <text:p text:style-name="P2">T3</text:p>
          </draw:text-box>
        </draw:frame>
        <draw:frame draw:style-name="gr9" draw:text-style-name="P4" draw:layer="layout" svg:width="2cm" svg:height="1cm" svg:x="1cm" svg:y="4.5cm">
          <draw:text-box>
            <text:p text:style-name="P2">T4</text:p>
          </draw:text-box>
        </draw:frame>
        <draw:frame draw:style-name="gr9" draw:text-style-name="P4" draw:layer="layout" svg:width="2cm" svg:height="1cm" svg:x="1cm" svg:y="5.5cm">
          <draw:text-box>
            <text:p text:style-name="P2">T5</text:p>
          </draw:text-box>
        </draw:frame>
        <draw:frame draw:style-name="gr9" draw:text-style-name="P4" draw:layer="layout" svg:width="2cm" svg:height="1cm" svg:x="1cm" svg:y="6.5cm">
          <draw:text-box>
            <text:p text:style-name="P2">T6</text:p>
          </draw:text-box>
        </draw:frame>
        <draw:frame draw:style-name="gr9" draw:text-style-name="P4" draw:layer="layout" svg:width="2cm" svg:height="1cm" svg:x="1cm" svg:y="7.5cm">
          <draw:text-box>
            <text:p text:style-name="P2">T7</text:p>
          </draw:text-box>
        </draw:frame>
        <draw:frame draw:style-name="gr9" draw:text-style-name="P4" draw:layer="layout" svg:width="2cm" svg:height="1cm" svg:x="1cm" svg:y="8.5cm">
          <draw:text-box>
            <text:p text:style-name="P2">T8</text:p>
          </draw:text-box>
        </draw:frame>
        <draw:frame draw:style-name="gr9" draw:text-style-name="P4" draw:layer="layout" svg:width="2cm" svg:height="1cm" svg:x="1cm" svg:y="9.5cm">
          <draw:text-box>
            <text:p text:style-name="P2">T9</text:p>
          </draw:text-box>
        </draw:frame>
        <draw:frame draw:style-name="gr9" draw:text-style-name="P4" draw:layer="layout" svg:width="2cm" svg:height="1cm" svg:x="1cm" svg:y="10.5cm">
          <draw:text-box>
            <text:p text:style-name="P2">T10</text:p>
          </draw:text-box>
        </draw:frame>
        <draw:frame draw:style-name="gr9" draw:text-style-name="P4" draw:layer="layout" svg:width="2cm" svg:height="1cm" svg:x="1cm" svg:y="11.5cm">
          <draw:text-box>
            <text:p text:style-name="P2">T11</text:p>
          </draw:text-box>
        </draw:frame>
        <draw:frame draw:style-name="gr9" draw:text-style-name="P4" draw:layer="layout" svg:width="2cm" svg:height="1cm" svg:x="1cm" svg:y="12.5cm">
          <draw:text-box>
            <text:p text:style-name="P2">T12</text:p>
          </draw:text-box>
        </draw:frame>
        <draw:frame draw:style-name="gr9" draw:text-style-name="P4" draw:layer="layout" svg:width="2cm" svg:height="1cm" svg:x="1cm" svg:y="13.5cm">
          <draw:text-box>
            <text:p text:style-name="P2">T13</text:p>
          </draw:text-box>
        </draw:frame>
        <draw:frame draw:style-name="gr9" draw:text-style-name="P4" draw:layer="layout" svg:width="2cm" svg:height="1cm" svg:x="1cm" svg:y="14.5cm">
          <draw:text-box>
            <text:p text:style-name="P2">T14</text:p>
          </draw:text-box>
        </draw:frame>
        <draw:frame draw:style-name="gr9" draw:text-style-name="P4" draw:layer="layout" svg:width="2cm" svg:height="1cm" svg:x="1cm" svg:y="15.5cm">
          <draw:text-box>
            <text:p text:style-name="P2">T15</text:p>
          </draw:text-box>
        </draw:frame>
        <draw:frame draw:style-name="gr9" draw:text-style-name="P4" draw:layer="layout" svg:width="2cm" svg:height="1cm" svg:x="1cm" svg:y="16.5cm">
          <draw:text-box>
            <text:p text:style-name="P2">T16</text:p>
          </draw:text-box>
        </draw:frame>
        <draw:frame draw:style-name="gr9" draw:text-style-name="P4" draw:layer="layout" svg:width="2cm" svg:height="1cm" svg:x="1cm" svg:y="17.5cm">
          <draw:text-box>
            <text:p text:style-name="P2">T17</text:p>
          </draw:text-box>
        </draw:frame>
        <draw:frame draw:style-name="gr9" draw:text-style-name="P4" draw:layer="layout" svg:width="2cm" svg:height="1cm" svg:x="1cm" svg:y="18.5cm">
          <draw:text-box>
            <text:p text:style-name="P2">T18</text:p>
          </draw:text-box>
        </draw:frame>
        <draw:frame draw:style-name="gr9" draw:text-style-name="P4" draw:layer="layout" svg:width="2cm" svg:height="1cm" svg:x="1cm" svg:y="19.5cm">
          <draw:text-box>
            <text:p text:style-name="P2">T19</text:p>
          </draw:text-box>
        </draw:frame>
        <draw:frame draw:style-name="gr9" draw:text-style-name="P4" draw:layer="layout" svg:width="2cm" svg:height="1cm" svg:x="1cm" svg:y="20.5cm">
          <draw:text-box>
            <text:p text:style-name="P2">T20</text:p>
          </draw:text-box>
        </draw:frame>
        <draw:frame draw:style-name="gr9" draw:text-style-name="P4" draw:layer="layout" svg:width="2cm" svg:height="1cm" svg:x="1cm" svg:y="21.5cm">
          <draw:text-box>
            <text:p text:style-name="P2">T21</text:p>
          </draw:text-box>
        </draw:frame>
        <draw:frame draw:style-name="gr9" draw:text-style-name="P4" draw:layer="layout" svg:width="2cm" svg:height="1cm" svg:x="1cm" svg:y="22.5cm">
          <draw:text-box>
            <text:p text:style-name="P2">T22</text:p>
          </draw:text-box>
        </draw:frame>
        <draw:frame draw:style-name="gr9" draw:text-style-name="P4" draw:layer="layout" svg:width="2cm" svg:height="1cm" svg:x="1cm" svg:y="23.5cm">
          <draw:text-box>
            <text:p text:style-name="P2">T23</text:p>
          </draw:text-box>
        </draw:frame>
        <draw:frame draw:style-name="gr9" draw:text-style-name="P4" draw:layer="layout" svg:width="2cm" svg:height="1cm" svg:x="1cm" svg:y="24.5cm">
          <draw:text-box>
            <text:p text:style-name="P2">T24</text:p>
          </draw:text-box>
        </draw:frame>
        <draw:frame draw:style-name="gr9" draw:text-style-name="P5" draw:layer="layout" svg:width="2cm" svg:height="1cm" svg:x="1cm" svg:y="25.5cm">
          <draw:text-box>
            <text:p text:style-name="P2"><text:span text:style-name="T2">T25</text:span></text:p>
          </draw:text-box>
        </draw:frame>
        <draw:frame draw:style-name="gr9" draw:text-style-name="P5" draw:layer="layout" svg:width="2cm" svg:height="1cm" svg:x="1cm" svg:y="26.5cm">
          <draw:text-box>
            <text:p text:style-name="P2"><text:span text:style-name="T2">T26</text:span></text:p>
          </draw:text-box>
        </draw:frame>
        <draw:frame draw:style-name="gr9" draw:text-style-name="P5" draw:layer="layout" svg:width="2cm" svg:height="1cm" svg:x="1cm" svg:y="27.5cm">
          <draw:text-box>
            <text:p text:style-name="P2"><text:span text:style-name="T2">T27</text:span></text:p>
          </draw:text-box>
        </draw:frame>
        <draw:frame draw:style-name="gr9" draw:text-style-name="P5" draw:layer="layout" svg:width="2cm" svg:height="1cm" svg:x="1cm" svg:y="28.5cm">
          <draw:text-box>
            <text:p text:style-name="P2"><text:span text:style-name="T2">T28</text:span></text:p>
          </draw:text-box>
        </draw:frame>
        <draw:frame draw:style-name="gr9" draw:text-style-name="P5" draw:layer="layout" svg:width="2cm" svg:height="1cm" svg:x="1cm" svg:y="29.5cm">
          <draw:text-box>
            <text:p text:style-name="P2"><text:span text:style-name="T2">T29</text:span></text:p>
          </draw:text-box>
        </draw:frame>
        <draw:frame draw:style-name="gr9" draw:text-style-name="P5" draw:layer="layout" svg:width="2cm" svg:height="1cm" svg:x="1cm" svg:y="30.5cm">
          <draw:text-box>
            <text:p text:style-name="P2"><text:span text:style-name="T2">T30</text:span></text:p>
          </draw:text-box>
        </draw:frame>
        <draw:frame draw:style-name="gr9" draw:text-style-name="P5" draw:layer="layout" svg:width="2cm" svg:height="1cm" svg:x="1cm" svg:y="31.5cm">
          <draw:text-box>
            <text:p text:style-name="P2"><text:span text:style-name="T2">T31</text:span></text:p>
          </draw:text-box>
        </draw:frame>
      </draw:page>
      <draw:page draw:name="page2" draw:style-name="dp1" draw:master-page-name="Default">
        <draw:custom-shape draw:style-name="gr10" draw:text-style-name="P7" draw:layer="layout" svg:width="2cm" svg:height="1cm" svg:x="1cm" svg:y="1cm">
          <text:p text:style-name="P6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cm" svg:y="2cm">
          <text:p text:style-name="P6"><text:span text:style-name="T3">A5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cm" svg:y="3cm">
          <text:p text:style-name="P8"><text:span text:style-name="T4">A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cm" svg:y="4cm">
          <text:p text:style-name="P6"><text:span text:style-name="T3">A1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cm" svg:y="5cm">
          <text:p text:style-name="P6"><text:span text:style-name="T3">A20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1cm">
          <text:p text:style-name="P6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2cm">
          <text:p text:style-name="P6"><text:span text:style-name="T3">A6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7cm" svg:y="3cm">
          <text:p text:style-name="P8"><text:span text:style-name="T4">A1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4cm">
          <text:p text:style-name="P6"><text:span text:style-name="T3">A1</text:span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5cm">
          <text:p text:style-name="P6"><text:span text:style-name="T3">A2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1cm">
          <text:p text:style-name="P6"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2cm">
          <text:p text:style-name="P6"><text:span text:style-name="T3">A7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3cm" svg:y="3cm">
          <text:p text:style-name="P8"><text:span text:style-name="T4">A1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4cm">
          <text:p text:style-name="P6"><text:span text:style-name="T3">A1</text:span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5cm">
          <text:p text:style-name="P6"><text:span text:style-name="T3">A2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1cm">
          <text:p text:style-name="P6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2cm">
          <text:p text:style-name="P6"><text:span text:style-name="T3">A8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9cm" svg:y="3cm">
          <text:p text:style-name="P8"><text:span text:style-name="T4">A1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4cm">
          <text:p text:style-name="P6"><text:span text:style-name="T3">A1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5cm">
          <text:p text:style-name="P6"><text:span text:style-name="T3">A23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1cm">
          <text:p text:style-name="P6"><text:span text:style-name="T3">A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2cm">
          <text:p text:style-name="P6"><text:span text:style-name="T3">A9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25cm" svg:y="3cm">
          <text:p text:style-name="P8"><text:span text:style-name="T4">A1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4cm">
          <text:p text:style-name="P6"><text:span text:style-name="T3">A1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5cm">
          <text:p text:style-name="P6"><text:span text:style-name="T3">A24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27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29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30cm" svg:height="9.25cm" svg:x="1.5cm" svg:y="19.25cm">
          <draw:text-box>
            <text:p text:style-name="P14"><text:span text:style-name="T4">A </text:span><text:span text:style-name="T4">TN </text:span><text:span text:style-name="T4">táro</text:span><text:span text:style-name="T4">lób</text:span><text:span text:style-name="T4">a </text:span><text:span text:style-name="T4">elős</text:span><text:span text:style-name="T4">zör </text:span><text:span text:style-name="T4">a </text:span><text:span text:style-name="T4">be</text:span><text:span text:style-name="T4">me</text:span><text:span text:style-name="T4">neti </text:span><text:span text:style-name="T4">kép</text:span><text:span text:style-name="T4">ből </text:span><text:span text:style-name="T4">bet</text:span><text:span text:style-name="T4">öltö</text:span><text:span text:style-name="T4">m </text:span><text:span text:style-name="T4">az </text:span><text:span text:style-name="T4">AN </text:span><text:span text:style-name="T4">cím</text:span><text:span text:style-name="T4">en </text:span><text:span text:style-name="T4">talál</text:span><text:span text:style-name="T4">hat</text:span><text:span text:style-name="T4">ó </text:span><text:span text:style-name="T4">bájt</text:span><text:span text:style-name="T4">tal </text:span><text:span text:style-name="T4">kez</text:span><text:span text:style-name="T4">dőd</text:span><text:span text:style-name="T4">ő </text:span><text:span text:style-name="T4">32 </text:span><text:span text:style-name="T4">bájt</text:span><text:span text:style-name="T4">nyi </text:span><text:span text:style-name="T4">(25</text:span><text:span text:style-name="T4">6 </text:span><text:span text:style-name="T4">bitn</text:span><text:span text:style-name="T4">yi) </text:span><text:span text:style-name="T4">rés</text:span><text:span text:style-name="T4">zt </text:span><text:span text:style-name="T4">(N=</text:span><text:span text:style-name="T4">0...</text:span><text:span text:style-name="T4">24), </text:span><text:span text:style-name="T4">maj</text:span><text:span text:style-name="T4">d </text:span><text:span text:style-name="T4">eze</text:span><text:span text:style-name="T4">ken </text:span><text:span text:style-name="T4">a </text:span><text:span text:style-name="T4">32*</text:span><text:span text:style-name="T4">8 </text:span><text:span text:style-name="T4">bite</text:span><text:span text:style-name="T4">s </text:span><text:span text:style-name="T4">vekt</text:span><text:span text:style-name="T4">oro</text:span><text:span text:style-name="T4">kon </text:span><text:span text:style-name="T4">csin</text:span><text:span text:style-name="T4">álo</text:span><text:span text:style-name="T4">m </text:span><text:span text:style-name="T4">me</text:span><text:span text:style-name="T4">g a </text:span><text:span text:style-name="T4">mei</text:span><text:span text:style-name="T4">ánk</text:span><text:span text:style-name="T4">ere</text:span><text:span text:style-name="T4">sést</text:span><text:span text:style-name="T4">. </text:span><text:span text:style-name="T4">Így </text:span><text:span text:style-name="T4">a </text:span><text:span text:style-name="T4">me</text:span><text:span text:style-name="T4">diá</text:span><text:span text:style-name="T4">nke</text:span><text:span text:style-name="T4">res</text:span><text:span text:style-name="T4">ő </text:span><text:span text:style-name="T4">alg</text:span><text:span text:style-name="T4">orit</text:span><text:span text:style-name="T4">mu</text:span><text:span text:style-name="T4">s </text:span><text:span text:style-name="T4">egy </text:span><text:span text:style-name="T4">lefu</text:span><text:span text:style-name="T4">tás</text:span><text:span text:style-name="T4">ával </text:span><text:span text:style-name="T4">32 </text:span><text:span text:style-name="T4">db </text:span><text:span text:style-name="T4">egy</text:span><text:span text:style-name="T4">má</text:span><text:span text:style-name="T4">s </text:span><text:span text:style-name="T4">mell</text:span><text:span text:style-name="T4">etti </text:span><text:span text:style-name="T4">kim</text:span><text:span text:style-name="T4">ene</text:span><text:span text:style-name="T4">ti </text:span><text:span text:style-name="T4">bájt</text:span><text:span text:style-name="T4">ot </text:span><text:span text:style-name="T4">szá</text:span><text:span text:style-name="T4">mít</text:span><text:span text:style-name="T4">ok </text:span><text:span text:style-name="T4">ki, </text:span><text:span text:style-name="T4">ami</text:span><text:span text:style-name="T4">ket </text:span><text:span text:style-name="T4">a </text:span><text:span text:style-name="T4">kim</text:span><text:span text:style-name="T4">ene</text:span><text:span text:style-name="T4">ti </text:span><text:span text:style-name="T4">kép</text:span><text:span text:style-name="T4">en </text:span><text:span text:style-name="T4">a </text:span><text:span text:style-name="T4">B12 </text:span><text:span text:style-name="T4">cím</text:span><text:span text:style-name="T4">en </text:span><text:span text:style-name="T4">lévő </text:span><text:span text:style-name="T4">bájt</text:span><text:span text:style-name="T4">tal </text:span><text:span text:style-name="T4">kez</text:span><text:span text:style-name="T4">dőd</text:span><text:span text:style-name="T4">ő, </text:span><text:span text:style-name="T4">256 </text:span><text:span text:style-name="T4">bite</text:span><text:span text:style-name="T4">s </text:span><text:span text:style-name="T4">tart</text:span><text:span text:style-name="T4">om</text:span><text:span text:style-name="T4">ány</text:span><text:span text:style-name="T4">ba </text:span><text:span text:style-name="T4">írun</text:span><text:span text:style-name="T4">k. A </text:span><text:span text:style-name="T4">kite</text:span><text:span text:style-name="T4">rjes</text:span><text:span text:style-name="T4">ztetl</text:span><text:span text:style-name="T4">en </text:span><text:span text:style-name="T4">be</text:span><text:span text:style-name="T4">me</text:span><text:span text:style-name="T4">neti </text:span><text:span text:style-name="T4">kép </text:span><text:span text:style-name="T4">A12</text:span><text:span text:style-name="T4">-es </text:span><text:span text:style-name="T4">pixe</text:span><text:span text:style-name="T4">l-</text:span><text:span text:style-name="T4">szín</text:span><text:span text:style-name="T4">csat</text:span><text:span text:style-name="T4">orn</text:span><text:span text:style-name="T4">ájá</text:span><text:span text:style-name="T4">nak </text:span><text:span text:style-name="T4">a </text:span><text:span text:style-name="T4">kim</text:span><text:span text:style-name="T4">ene</text:span><text:span text:style-name="T4">ti </text:span><text:span text:style-name="T4">kép</text:span><text:span text:style-name="T4">en </text:span><text:span text:style-name="T4">a </text:span><text:span text:style-name="T4">B12</text:span><text:span text:style-name="T4">-es </text:span><text:span text:style-name="T4">cím</text:span><text:span text:style-name="T4">en </text:span><text:span text:style-name="T4">lévő </text:span><text:span text:style-name="T4">felel </text:span><text:span text:style-name="T4">me</text:span><text:span text:style-name="T4">g </text:span><text:span text:style-name="T4">(ug</text:span><text:span text:style-name="T4">yan</text:span><text:span text:style-name="T4">az </text:span><text:span text:style-name="T4">az </text:span><text:span text:style-name="T4">x,y </text:span><text:span text:style-name="T4">koo</text:span><text:span text:style-name="T4">rdin</text:span><text:span text:style-name="T4">átáj</text:span><text:span text:style-name="T4">a).</text:span></text:p>
          </draw:text-box>
        </draw:frame>
        <draw:custom-shape draw:style-name="gr14" draw:text-style-name="P16" draw:layer="layout" svg:width="2cm" svg:height="1cm" svg:x="1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3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3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9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9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3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3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3cm" svg:y="11cm">
          <text:p text:style-name="P8">B12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15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7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17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7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9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9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19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9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9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1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2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1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3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3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23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3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25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27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7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7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9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9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cm" svg:height="1cm" svg:x="29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9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9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8.75cm" svg:height="22.287cm" svg:x="35cm" svg:y="1cm">
          <draw:text-box>
            <text:p text:style-name="P14"><text:span text:style-name="T4">A </text:span><text:span text:style-name="T4">szű</text:span><text:span text:style-name="T4">rés </text:span><text:span text:style-name="T4">sor</text:span><text:span text:style-name="T4">án </text:span><text:span text:style-name="T4">egy </text:span><text:span text:style-name="T4">ren</text:span><text:span text:style-name="T4">dez</text:span><text:span text:style-name="T4">és </text:span><text:span text:style-name="T4">két </text:span><text:span text:style-name="T4">vekt</text:span><text:span text:style-name="T4">orre</text:span><text:span text:style-name="T4">gisz</text:span><text:span text:style-name="T4">terb</text:span><text:span text:style-name="T4">en </text:span><text:span text:style-name="T4">táro</text:span><text:span text:style-name="T4">lt </text:span><text:span text:style-name="T4">ada</text:span><text:span text:style-name="T4">tvek</text:span><text:span text:style-name="T4">toro</text:span><text:span text:style-name="T4">k </text:span><text:span text:style-name="T4">köz</text:span><text:span text:style-name="T4">ött </text:span><text:span text:style-name="T4">csa</text:span><text:span text:style-name="T4">k </text:span><text:span text:style-name="T4">úgy </text:span><text:span text:style-name="T4">mű</text:span><text:span text:style-name="T4">ködi</text:span><text:span text:style-name="T4">k, </text:span><text:span text:style-name="T4">hog</text:span><text:span text:style-name="T4">y </text:span><text:span text:style-name="T4">van </text:span><text:span text:style-name="T4">egy </text:span><text:span text:style-name="T4">plus</text:span><text:span text:style-name="T4">z </text:span><text:span text:style-name="T4">sza</text:span><text:span text:style-name="T4">bad </text:span><text:span text:style-name="T4">vekt</text:span><text:span text:style-name="T4">orre</text:span><text:span text:style-name="T4">gisz</text:span><text:span text:style-name="T4">ter, </text:span><text:span text:style-name="T4">pél</text:span><text:span text:style-name="T4">dáu</text:span><text:span text:style-name="T4">l az </text:span><text:span text:style-name="T4">r15 </text:span><text:span text:style-name="T4">(ym</text:span><text:span text:style-name="T4">m1</text:span><text:span text:style-name="T4">5), </text:span><text:span text:style-name="T4">ami</text:span><text:span text:style-name="T4">ben </text:span><text:span text:style-name="T4">sos</text:span><text:span text:style-name="T4">em </text:span><text:span text:style-name="T4">táro</text:span><text:span text:style-name="T4">lok </text:span><text:span text:style-name="T4">má</text:span><text:span text:style-name="T4">st, </text:span><text:span text:style-name="T4">így </text:span><text:span text:style-name="T4">a </text:span><text:span text:style-name="T4">TN </text:span><text:span text:style-name="T4">ada</text:span><text:span text:style-name="T4">tok </text:span><text:span text:style-name="T4">táro</text:span><text:span text:style-name="T4">lásá</text:span><text:span text:style-name="T4">ra </text:span><text:span text:style-name="T4">csa</text:span><text:span text:style-name="T4">k </text:span><text:span text:style-name="T4">15 </text:span><text:span text:style-name="T4">db </text:span><text:span text:style-name="T4">vekt</text:span><text:span text:style-name="T4">orre</text:span><text:span text:style-name="T4">gisz</text:span><text:span text:style-name="T4">ter </text:span><text:span text:style-name="T4">áll </text:span><text:span text:style-name="T4">ren</text:span><text:span text:style-name="T4">delk</text:span><text:span text:style-name="T4">ezé</text:span><text:span text:style-name="T4">sre </text:span><text:span text:style-name="T4">(ym</text:span><text:span text:style-name="T4">m0.</text:span><text:span text:style-name="T4">..y</text:span><text:span text:style-name="T4">mm</text:span><text:span text:style-name="T4">14 </text:span><text:span text:style-name="T4">= </text:span><text:span text:style-name="T4">r0...</text:span><text:span text:style-name="T4">r14)</text:span><text:span text:style-name="T4">.</text:span></text:p>
            <text:p text:style-name="P14"><text:span text:style-name="T4"/></text:p>
            <text:p text:style-name="P14"><text:span text:style-name="T4">A </text:span><text:span text:style-name="T4">ren</text:span><text:span text:style-name="T4">dez</text:span><text:span text:style-name="T4">és </text:span><text:span text:style-name="T4">foly</text:span><text:span text:style-name="T4">am</text:span><text:span text:style-name="T4">ata </text:span><text:span text:style-name="T4">az </text:span><text:span text:style-name="T4">r0 </text:span><text:span text:style-name="T4">és </text:span><text:span text:style-name="T4">r1 </text:span><text:span text:style-name="T4">köz</text:span><text:span text:style-name="T4">ött, </text:span><text:span text:style-name="T4">hog</text:span><text:span text:style-name="T4">y </text:span><text:span text:style-name="T4">vég</text:span><text:span text:style-name="T4">ül </text:span><text:span text:style-name="T4">r0-</text:span><text:span text:style-name="T4">ban </text:span><text:span text:style-name="T4">legy</text:span><text:span text:style-name="T4">ene</text:span><text:span text:style-name="T4">k a </text:span><text:span text:style-name="T4">nag</text:span><text:span text:style-name="T4">yob</text:span><text:span text:style-name="T4">b </text:span><text:span text:style-name="T4">érté</text:span><text:span text:style-name="T4">kű </text:span><text:span text:style-name="T4">bájt</text:span><text:span text:style-name="T4">ok:</text:span></text:p>
            <text:p text:style-name="P14"><text:span text:style-name="T4"/></text:p>
            <text:p text:style-name="P14"><text:span text:style-name="T4">- </text:span><text:span text:style-name="T4">r15 </text:span><text:span text:style-name="T4">= </text:span><text:span text:style-name="T4">min</text:span><text:span text:style-name="T4">(r0,r</text:span><text:span text:style-name="T4">1)</text:span></text:p>
            <text:p text:style-name="P14"><text:span text:style-name="T4">- r0 </text:span><text:span text:style-name="T4">= </text:span><text:span text:style-name="T4">ma</text:span><text:span text:style-name="T4">x(r0</text:span><text:span text:style-name="T4">,r1)</text:span></text:p>
            <text:p text:style-name="P14"><text:span text:style-name="T4">- r1 </text:span><text:span text:style-name="T4">= </text:span><text:span text:style-name="T4">r15</text:span></text:p>
            <text:p text:style-name="P14"><text:span text:style-name="T4"/></text:p>
            <text:p text:style-name="P14"><text:span text:style-name="T4">Miv</text:span><text:span text:style-name="T4">el </text:span><text:span text:style-name="T4">25 </text:span><text:span text:style-name="T4">db </text:span><text:span text:style-name="T4">érté</text:span><text:span text:style-name="T4">ket </text:span><text:span text:style-name="T4">kell </text:span><text:span text:style-name="T4">ren</text:span><text:span text:style-name="T4">dez</text:span><text:span text:style-name="T4">ni </text:span><text:span text:style-name="T4">és </text:span><text:span text:style-name="T4">a </text:span><text:span text:style-name="T4">ren</text:span><text:span text:style-name="T4">dez</text:span><text:span text:style-name="T4">és </text:span><text:span text:style-name="T4">sor</text:span><text:span text:style-name="T4">án </text:span><text:span text:style-name="T4">szü</text:span><text:span text:style-name="T4">ksé</text:span><text:span text:style-name="T4">g </text:span><text:span text:style-name="T4">van </text:span><text:span text:style-name="T4">+1 </text:span><text:span text:style-name="T4">regi</text:span><text:span text:style-name="T4">szte</text:span><text:span text:style-name="T4">rre, </text:span><text:span text:style-name="T4">de </text:span><text:span text:style-name="T4">az </text:span><text:span text:style-name="T4">AV</text:span><text:span text:style-name="T4">X51</text:span><text:span text:style-name="T4">2 </text:span><text:span text:style-name="T4">nélk</text:span><text:span text:style-name="T4">ül </text:span><text:span text:style-name="T4">csa</text:span><text:span text:style-name="T4">k </text:span><text:span text:style-name="T4">16 </text:span><text:span text:style-name="T4">db </text:span><text:span text:style-name="T4">256 </text:span><text:span text:style-name="T4">bite</text:span><text:span text:style-name="T4">s </text:span><text:span text:style-name="T4">(32*</text:span><text:span text:style-name="T4">8 </text:span><text:span text:style-name="T4">bite</text:span><text:span text:style-name="T4">s) </text:span><text:span text:style-name="T4">ym</text:span><text:span text:style-name="T4">m </text:span><text:span text:style-name="T4">regi</text:span><text:span text:style-name="T4">szte</text:span><text:span text:style-name="T4">r </text:span><text:span text:style-name="T4">van</text:span><text:span text:style-name="T4">, </text:span><text:span text:style-name="T4">így </text:span><text:span text:style-name="T4">ne</text:span><text:span text:style-name="T4">m </text:span><text:span text:style-name="T4">leh</text:span><text:span text:style-name="T4">et </text:span><text:span text:style-name="T4">min</text:span><text:span text:style-name="T4">d a </text:span><text:span text:style-name="T4">25 </text:span><text:span text:style-name="T4">ada</text:span><text:span text:style-name="T4">tvek</text:span><text:span text:style-name="T4">tort </text:span><text:span text:style-name="T4">a </text:span><text:span text:style-name="T4">telje</text:span><text:span text:style-name="T4">s </text:span><text:span text:style-name="T4">me</text:span><text:span text:style-name="T4">diá</text:span><text:span text:style-name="T4">nke</text:span><text:span text:style-name="T4">res</text:span><text:span text:style-name="T4">és </text:span><text:span text:style-name="T4">alat</text:span><text:span text:style-name="T4">t </text:span><text:span text:style-name="T4">regi</text:span><text:span text:style-name="T4">szte</text:span><text:span text:style-name="T4">rek</text:span><text:span text:style-name="T4">ben </text:span><text:span text:style-name="T4">táro</text:span><text:span text:style-name="T4">lni, </text:span><text:span text:style-name="T4">néh</text:span><text:span text:style-name="T4">ány</text:span><text:span text:style-name="T4">at ki </text:span><text:span text:style-name="T4">kell </text:span><text:span text:style-name="T4">írni </text:span><text:span text:style-name="T4">RA</text:span><text:span text:style-name="T4">M-</text:span><text:span text:style-name="T4">ba, </text:span><text:span text:style-name="T4">maj</text:span><text:span text:style-name="T4">d </text:span><text:span text:style-name="T4">kés</text:span><text:span text:style-name="T4">őbb </text:span><text:span text:style-name="T4">viss</text:span><text:span text:style-name="T4">za </text:span><text:span text:style-name="T4">kell </text:span><text:span text:style-name="T4">olva</text:span><text:span text:style-name="T4">sni. </text:span><text:span text:style-name="T4">A </text:span><text:span text:style-name="T4">RA</text:span><text:span text:style-name="T4">M-</text:span><text:span text:style-name="T4">ban </text:span><text:span text:style-name="T4">erre </text:span><text:span text:style-name="T4">a </text:span><text:span text:style-name="T4">célr</text:span><text:span text:style-name="T4">a </text:span><text:span text:style-name="T4">egy </text:span><text:span text:style-name="T4">32 </text:span><text:span text:style-name="T4">bájt</text:span><text:span text:style-name="T4">ra </text:span><text:span text:style-name="T4">alig</text:span><text:span text:style-name="T4">ned</text:span><text:span text:style-name="T4">, </text:span><text:span text:style-name="T4">25*</text:span><text:span text:style-name="T4">32 </text:span><text:span text:style-name="T4">bájt </text:span><text:span text:style-name="T4">mér</text:span><text:span text:style-name="T4">etű </text:span><text:span text:style-name="T4">töm</text:span><text:span text:style-name="T4">b </text:span><text:span text:style-name="T4">szol</text:span><text:span text:style-name="T4">gál. </text:span><text:span text:style-name="T4">Ez </text:span><text:span text:style-name="T4">a </text:span><text:span text:style-name="T4">töm</text:span><text:span text:style-name="T4">b </text:span><text:span text:style-name="T4">me</text:span><text:span text:style-name="T4">gle</text:span><text:span text:style-name="T4">het</text:span><text:span text:style-name="T4">őse</text:span><text:span text:style-name="T4">n </text:span><text:span text:style-name="T4">kics</text:span><text:span text:style-name="T4">i, </text:span><text:span text:style-name="T4">kön</text:span><text:span text:style-name="T4">nye</text:span><text:span text:style-name="T4">n </text:span><text:span text:style-name="T4">elfé</text:span><text:span text:style-name="T4">r </text:span><text:span text:style-name="T4">cac</text:span><text:span text:style-name="T4">he-</text:span><text:span text:style-name="T4">ben</text:span><text:span text:style-name="T4">, </text:span><text:span text:style-name="T4">ráa</text:span><text:span text:style-name="T4">dás</text:span><text:span text:style-name="T4">ul a </text:span><text:span text:style-name="T4">töm</text:span><text:span text:style-name="T4">bne</text:span><text:span text:style-name="T4">k </text:span><text:span text:style-name="T4">ne</text:span><text:span text:style-name="T4">m is </text:span><text:span text:style-name="T4">min</text:span><text:span text:style-name="T4">den </text:span><text:span text:style-name="T4">cell</text:span><text:span text:style-name="T4">áját </text:span><text:span text:style-name="T4">has</text:span><text:span text:style-name="T4">znál</text:span><text:span text:style-name="T4">juk </text:span><text:span text:style-name="T4">fel </text:span><text:span text:style-name="T4">a </text:span><text:span text:style-name="T4">me</text:span><text:span text:style-name="T4">diá</text:span><text:span text:style-name="T4">nke</text:span><text:span text:style-name="T4">res</text:span><text:span text:style-name="T4">és </text:span><text:span text:style-name="T4">sor</text:span><text:span text:style-name="T4">án, </text:span><text:span text:style-name="T4">így </text:span><text:span text:style-name="T4">aká</text:span><text:span text:style-name="T4">r </text:span><text:span text:style-name="T4">egy </text:span><text:span text:style-name="T4">kise</text:span><text:span text:style-name="T4">bb </text:span><text:span text:style-name="T4">töm</text:span><text:span text:style-name="T4">b is </text:span><text:span text:style-name="T4">elé</text:span><text:span text:style-name="T4">g </text:span><text:span text:style-name="T4">len</text:span><text:span text:style-name="T4">ne. </text:span><text:span text:style-name="T4">Ezz</text:span><text:span text:style-name="T4">el a </text:span><text:span text:style-name="T4">töm</text:span><text:span text:style-name="T4">bm</text:span><text:span text:style-name="T4">éret</text:span><text:span text:style-name="T4">-</text:span><text:span text:style-name="T4">csö</text:span><text:span text:style-name="T4">kke</text:span><text:span text:style-name="T4">nté</text:span><text:span text:style-name="T4">ssel </text:span><text:span text:style-name="T4">azé</text:span><text:span text:style-name="T4">rt </text:span><text:span text:style-name="T4">ne</text:span><text:span text:style-name="T4">m </text:span><text:span text:style-name="T4">ves</text:span><text:span text:style-name="T4">ződ</text:span><text:span text:style-name="T4">tem</text:span><text:span text:style-name="T4">, </text:span><text:span text:style-name="T4">mer</text:span><text:span text:style-name="T4">t </text:span><text:span text:style-name="T4">így </text:span><text:span text:style-name="T4">egy</text:span><text:span text:style-name="T4">sze</text:span><text:span text:style-name="T4">rű a </text:span><text:span text:style-name="T4">töm</text:span><text:span text:style-name="T4">b </text:span><text:span text:style-name="T4">cím</text:span><text:span text:style-name="T4">zés</text:span><text:span text:style-name="T4">e a </text:span><text:span text:style-name="T4">ker</text:span><text:span text:style-name="T4">ese</text:span><text:span text:style-name="T4">tt </text:span><text:span text:style-name="T4">TN </text:span><text:span text:style-name="T4">érté</text:span><text:span text:style-name="T4">kek </text:span><text:span text:style-name="T4">füg</text:span><text:span text:style-name="T4">gvé</text:span><text:span text:style-name="T4">nyé</text:span><text:span text:style-name="T4">ben</text:span><text:span text:style-name="T4">: A </text:span><text:span text:style-name="T4">töm</text:span><text:span text:style-name="T4">b </text:span><text:span text:style-name="T4">N-</text:span><text:span text:style-name="T4">es </text:span><text:span text:style-name="T4">cím</text:span><text:span text:style-name="T4">én </text:span><text:span text:style-name="T4">leh</text:span><text:span text:style-name="T4">et </text:span><text:span text:style-name="T4">csa</text:span><text:span text:style-name="T4">k </text:span><text:span text:style-name="T4">TN.</text:span></text:p>
          </draw:text-box>
        </draw:frame>
      </draw:page>
      <draw:page draw:name="page3" draw:style-name="dp1" draw:master-page-name="Default">
        <draw:line draw:style-name="gr16" draw:text-style-name="P1" draw:layer="layout" svg:x1="2cm" svg:y1="1cm" svg:x2="3.75cm" svg:y2="1cm">
          <text:p/>
        </draw:line>
        <draw:line draw:style-name="gr1" draw:text-style-name="P1" draw:layer="layout" svg:x1="12.5cm" svg:y1="13cm" svg:x2="52cm" svg:y2="13cm">
          <text:p/>
        </draw:line>
        <draw:line draw:style-name="gr1" draw:text-style-name="P1" draw:layer="layout" svg:x1="5.5cm" svg:y1="1cm" svg:x2="37.5cm" svg:y2="1cm">
          <text:p/>
        </draw:line>
        <draw:line draw:style-name="gr1" draw:text-style-name="P1" draw:layer="layout" svg:x1="5.5cm" svg:y1="2cm" svg:x2="37.5cm" svg:y2="2cm">
          <text:p/>
        </draw:line>
        <draw:line draw:style-name="gr1" draw:text-style-name="P1" draw:layer="layout" svg:x1="5.5cm" svg:y1="3cm" svg:x2="37.5cm" svg:y2="3cm">
          <text:p/>
        </draw:line>
        <draw:line draw:style-name="gr1" draw:text-style-name="P1" draw:layer="layout" svg:x1="5.5cm" svg:y1="4cm" svg:x2="37.5cm" svg:y2="4cm">
          <text:p/>
        </draw:line>
        <draw:line draw:style-name="gr1" draw:text-style-name="P1" draw:layer="layout" svg:x1="5.5cm" svg:y1="5cm" svg:x2="37.5cm" svg:y2="5cm">
          <text:p/>
        </draw:line>
        <draw:line draw:style-name="gr1" draw:text-style-name="P1" draw:layer="layout" svg:x1="5.5cm" svg:y1="6cm" svg:x2="37.5cm" svg:y2="6cm">
          <text:p/>
        </draw:line>
        <draw:line draw:style-name="gr1" draw:text-style-name="P1" draw:layer="layout" svg:x1="5.5cm" svg:y1="7cm" svg:x2="47.25cm" svg:y2="7cm">
          <text:p/>
        </draw:line>
        <draw:line draw:style-name="gr1" draw:text-style-name="P1" draw:layer="layout" svg:x1="5.5cm" svg:y1="8cm" svg:x2="47.25cm" svg:y2="8cm">
          <text:p/>
        </draw:line>
        <draw:line draw:style-name="gr1" draw:text-style-name="P1" draw:layer="layout" svg:x1="12.5cm" svg:y1="9cm" svg:x2="47.25cm" svg:y2="9cm">
          <text:p/>
        </draw:line>
        <draw:line draw:style-name="gr1" draw:text-style-name="P1" draw:layer="layout" svg:x1="12.5cm" svg:y1="10cm" svg:x2="47.25cm" svg:y2="10cm">
          <text:p/>
        </draw:line>
        <draw:line draw:style-name="gr1" draw:text-style-name="P1" draw:layer="layout" svg:x1="12.5cm" svg:y1="11cm" svg:x2="47.25cm" svg:y2="11cm">
          <text:p/>
        </draw:line>
        <draw:line draw:style-name="gr1" draw:text-style-name="P1" draw:layer="layout" svg:x1="12.5cm" svg:y1="12cm" svg:x2="47.25cm" svg:y2="12cm">
          <text:p/>
        </draw:line>
        <draw:line draw:style-name="gr1" draw:text-style-name="P1" draw:layer="layout" svg:x1="12.5cm" svg:y1="14cm" svg:x2="47.25cm" svg:y2="14cm">
          <text:p/>
        </draw:line>
        <draw:line draw:style-name="gr1" draw:text-style-name="P1" draw:layer="layout" svg:x1="12.5cm" svg:y1="15cm" svg:x2="24.5cm" svg:y2="15cm">
          <text:p/>
        </draw:line>
        <draw:line draw:style-name="gr1" draw:text-style-name="P1" draw:layer="layout" svg:x1="12.5cm" svg:y1="16cm" svg:x2="24.5cm" svg:y2="16cm">
          <text:p/>
        </draw:line>
        <draw:line draw:style-name="gr1" draw:text-style-name="P1" draw:layer="layout" svg:x1="26.25cm" svg:y1="17cm" svg:x2="47.25cm" svg:y2="17cm">
          <text:p/>
        </draw:line>
        <draw:line draw:style-name="gr1" draw:text-style-name="P1" draw:layer="layout" svg:x1="26.25cm" svg:y1="18cm" svg:x2="47.25cm" svg:y2="18cm">
          <text:p/>
        </draw:line>
        <draw:line draw:style-name="gr1" draw:text-style-name="P1" draw:layer="layout" svg:x1="26.25cm" svg:y1="19cm" svg:x2="47.25cm" svg:y2="19cm">
          <text:p/>
        </draw:line>
        <draw:line draw:style-name="gr1" draw:text-style-name="P1" draw:layer="layout" svg:x1="26.25cm" svg:y1="20cm" svg:x2="47.25cm" svg:y2="20cm">
          <text:p/>
        </draw:line>
        <draw:line draw:style-name="gr1" draw:text-style-name="P1" draw:layer="layout" svg:x1="26.25cm" svg:y1="21cm" svg:x2="47.25cm" svg:y2="21cm">
          <text:p/>
        </draw:line>
        <draw:line draw:style-name="gr1" draw:text-style-name="P1" draw:layer="layout" svg:x1="26.25cm" svg:y1="22cm" svg:x2="47.25cm" svg:y2="22cm">
          <text:p/>
        </draw:line>
        <draw:line draw:style-name="gr1" draw:text-style-name="P1" draw:layer="layout" svg:x1="26.25cm" svg:y1="23cm" svg:x2="37.5cm" svg:y2="23cm">
          <text:p/>
        </draw:line>
        <draw:line draw:style-name="gr1" draw:text-style-name="P1" draw:layer="layout" svg:x1="26.25cm" svg:y1="24cm" svg:x2="40.5cm" svg:y2="24cm">
          <text:p/>
        </draw:line>
        <draw:line draw:style-name="gr1" draw:text-style-name="P1" draw:layer="layout" svg:x1="26.25cm" svg:y1="25cm" svg:x2="40.5cm" svg:y2="25cm">
          <text:p/>
        </draw:line>
        <draw:line draw:style-name="gr3" draw:text-style-name="P1" draw:layer="layout" svg:x1="6.5cm" svg:y1="1cm" svg:x2="6.5cm" svg:y2="2cm">
          <text:p/>
        </draw:line>
        <draw:line draw:style-name="gr3" draw:text-style-name="P1" draw:layer="layout" svg:x1="6.5cm" svg:y1="3cm" svg:x2="6.5cm" svg:y2="4cm">
          <text:p/>
        </draw:line>
        <draw:line draw:style-name="gr3" draw:text-style-name="P1" draw:layer="layout" svg:x1="6.5cm" svg:y1="5cm" svg:x2="6.5cm" svg:y2="6cm">
          <text:p/>
        </draw:line>
        <draw:line draw:style-name="gr3" draw:text-style-name="P1" draw:layer="layout" svg:x1="6.5cm" svg:y1="7cm" svg:x2="6.5cm" svg:y2="8cm">
          <text:p/>
        </draw:line>
        <draw:line draw:style-name="gr3" draw:text-style-name="P1" draw:layer="layout" svg:x1="7cm" svg:y1="1cm" svg:x2="7cm" svg:y2="3cm">
          <text:p/>
        </draw:line>
        <draw:line draw:style-name="gr3" draw:text-style-name="P1" draw:layer="layout" svg:x1="7.25cm" svg:y1="2cm" svg:x2="7.25cm" svg:y2="4cm">
          <text:p/>
        </draw:line>
        <draw:line draw:style-name="gr3" draw:text-style-name="P1" draw:layer="layout" svg:x1="7cm" svg:y1="5cm" svg:x2="7cm" svg:y2="7cm">
          <text:p/>
        </draw:line>
        <draw:line draw:style-name="gr3" draw:text-style-name="P1" draw:layer="layout" svg:x1="7.25cm" svg:y1="6cm" svg:x2="7.25cm" svg:y2="8cm">
          <text:p/>
        </draw:line>
        <draw:line draw:style-name="gr3" draw:text-style-name="P1" draw:layer="layout" svg:x1="7.75cm" svg:y1="6cm" svg:x2="7.75cm" svg:y2="7cm">
          <text:p/>
        </draw:line>
        <draw:line draw:style-name="gr3" draw:text-style-name="P1" draw:layer="layout" svg:x1="7.75cm" svg:y1="2cm" svg:x2="7.75cm" svg:y2="3cm">
          <text:p/>
        </draw:line>
        <draw:line draw:style-name="gr3" draw:text-style-name="P1" draw:layer="layout" svg:x1="8.25cm" svg:y1="1cm" svg:x2="8.25cm" svg:y2="5cm">
          <text:p/>
        </draw:line>
        <draw:line draw:style-name="gr3" draw:text-style-name="P1" draw:layer="layout" svg:x1="8.5cm" svg:y1="2cm" svg:x2="8.5cm" svg:y2="6cm">
          <text:p/>
        </draw:line>
        <draw:line draw:style-name="gr3" draw:text-style-name="P1" draw:layer="layout" svg:x1="8.75cm" svg:y1="3cm" svg:x2="8.75cm" svg:y2="7cm">
          <text:p/>
        </draw:line>
        <draw:line draw:style-name="gr3" draw:text-style-name="P1" draw:layer="layout" svg:x1="9cm" svg:y1="4cm" svg:x2="9cm" svg:y2="8cm">
          <text:p/>
        </draw:line>
        <draw:line draw:style-name="gr3" draw:text-style-name="P1" draw:layer="layout" svg:x1="9.5cm" svg:y1="3cm" svg:x2="9.5cm" svg:y2="5cm">
          <text:p/>
        </draw:line>
        <draw:line draw:style-name="gr3" draw:text-style-name="P1" draw:layer="layout" svg:x1="9.75cm" svg:y1="4cm" svg:x2="9.75cm" svg:y2="6cm">
          <text:p/>
        </draw:line>
        <draw:line draw:style-name="gr3" draw:text-style-name="P1" draw:layer="layout" svg:x1="10.246cm" svg:y1="4cm" svg:x2="10.246cm" svg:y2="5cm">
          <text:p/>
        </draw:line>
        <draw:line draw:style-name="gr3" draw:text-style-name="P1" draw:layer="layout" svg:x1="10.246cm" svg:y1="2cm" svg:x2="10.246cm" svg:y2="3cm">
          <text:p/>
        </draw:line>
        <draw:line draw:style-name="gr3" draw:text-style-name="P1" draw:layer="layout" svg:x1="10.246cm" svg:y1="6cm" svg:x2="10.246cm" svg:y2="7cm">
          <text:p/>
        </draw:line>
        <draw:line draw:style-name="gr3" draw:text-style-name="P1" draw:layer="layout" svg:x1="17.25cm" svg:y1="1cm" svg:x2="17.25cm" svg:y2="9cm">
          <text:p/>
        </draw:line>
        <draw:line draw:style-name="gr3" draw:text-style-name="P1" draw:layer="layout" svg:x1="20cm" svg:y1="2cm" svg:x2="20cm" svg:y2="10cm">
          <text:p/>
        </draw:line>
        <draw:line draw:style-name="gr3" draw:text-style-name="P1" draw:layer="layout" svg:x1="20.25cm" svg:y1="3cm" svg:x2="20.25cm" svg:y2="11cm">
          <text:p/>
        </draw:line>
        <draw:line draw:style-name="gr3" draw:text-style-name="P1" draw:layer="layout" svg:x1="20.5cm" svg:y1="4cm" svg:x2="20.5cm" svg:y2="12cm">
          <text:p/>
        </draw:line>
        <draw:line draw:style-name="gr3" draw:text-style-name="P1" draw:layer="layout" svg:x1="20.75cm" svg:y1="5cm" svg:x2="20.75cm" svg:y2="13cm">
          <text:p/>
        </draw:line>
        <draw:line draw:style-name="gr3" draw:text-style-name="P1" draw:layer="layout" svg:x1="21cm" svg:y1="6cm" svg:x2="21cm" svg:y2="14cm">
          <text:p/>
        </draw:line>
        <draw:line draw:style-name="gr3" draw:text-style-name="P1" draw:layer="layout" svg:x1="21.25cm" svg:y1="7cm" svg:x2="21.25cm" svg:y2="15cm">
          <text:p/>
        </draw:line>
        <draw:line draw:style-name="gr3" draw:text-style-name="P1" draw:layer="layout" svg:x1="21.5cm" svg:y1="8cm" svg:x2="21.5cm" svg:y2="16cm">
          <text:p/>
        </draw:line>
        <draw:line draw:style-name="gr3" draw:text-style-name="P1" draw:layer="layout" svg:x1="22cm" svg:y1="5cm" svg:x2="22cm" svg:y2="9cm">
          <text:p/>
        </draw:line>
        <draw:line draw:style-name="gr3" draw:text-style-name="P1" draw:layer="layout" svg:x1="22.25cm" svg:y1="6cm" svg:x2="22.25cm" svg:y2="10cm">
          <text:p/>
        </draw:line>
        <draw:line draw:style-name="gr3" draw:text-style-name="P1" draw:layer="layout" svg:x1="22.5cm" svg:y1="7cm" svg:x2="22.5cm" svg:y2="11cm">
          <text:p/>
        </draw:line>
        <draw:line draw:style-name="gr3" draw:text-style-name="P1" draw:layer="layout" svg:x1="22.75cm" svg:y1="8cm" svg:x2="22.75cm" svg:y2="12cm">
          <text:p/>
        </draw:line>
        <draw:line draw:style-name="gr3" draw:text-style-name="P1" draw:layer="layout" svg:x1="23.25cm" svg:y1="7cm" svg:x2="23.25cm" svg:y2="9cm">
          <text:p/>
        </draw:line>
        <draw:line draw:style-name="gr3" draw:text-style-name="P1" draw:layer="layout" svg:x1="23.5cm" svg:y1="8cm" svg:x2="23.5cm" svg:y2="10cm">
          <text:p/>
        </draw:line>
        <draw:line draw:style-name="gr3" draw:text-style-name="P1" draw:layer="layout" svg:x1="24cm" svg:y1="8cm" svg:x2="24cm" svg:y2="9cm">
          <text:p/>
        </draw:line>
        <draw:line draw:style-name="gr3" draw:text-style-name="P1" draw:layer="layout" svg:x1="24cm" svg:y1="6cm" svg:x2="24cm" svg:y2="7cm">
          <text:p/>
        </draw:line>
        <draw:line draw:style-name="gr3" draw:text-style-name="P1" draw:layer="layout" svg:x1="24cm" svg:y1="10cm" svg:x2="24cm" svg:y2="11cm">
          <text:p/>
        </draw:line>
        <draw:line draw:style-name="gr3" draw:text-style-name="P1" draw:layer="layout" svg:x1="23.25cm" svg:y1="3cm" svg:x2="23.25cm" svg:y2="5cm">
          <text:p/>
        </draw:line>
        <draw:line draw:style-name="gr3" draw:text-style-name="P1" draw:layer="layout" svg:x1="23.5cm" svg:y1="4cm" svg:x2="23.5cm" svg:y2="6cm">
          <text:p/>
        </draw:line>
        <draw:line draw:style-name="gr3" draw:text-style-name="P1" draw:layer="layout" svg:x1="24cm" svg:y1="4cm" svg:x2="24cm" svg:y2="5cm">
          <text:p/>
        </draw:line>
        <draw:line draw:style-name="gr3" draw:text-style-name="P1" draw:layer="layout" svg:x1="24cm" svg:y1="2cm" svg:x2="24cm" svg:y2="3cm">
          <text:p/>
        </draw:line>
        <draw:line draw:style-name="gr3" draw:text-style-name="P1" draw:layer="layout" svg:x1="23.25cm" svg:y1="11cm" svg:x2="23.25cm" svg:y2="13cm">
          <text:p/>
        </draw:line>
        <draw:line draw:style-name="gr3" draw:text-style-name="P1" draw:layer="layout" svg:x1="23.5cm" svg:y1="12cm" svg:x2="23.5cm" svg:y2="14cm">
          <text:p/>
        </draw:line>
        <draw:line draw:style-name="gr3" draw:text-style-name="P1" draw:layer="layout" svg:x1="24cm" svg:y1="12cm" svg:x2="24cm" svg:y2="13cm">
          <text:p/>
        </draw:line>
        <draw:line draw:style-name="gr3" draw:text-style-name="P1" draw:layer="layout" svg:x1="24cm" svg:y1="14cm" svg:x2="24cm" svg:y2="15cm">
          <text:p/>
        </draw:line>
        <draw:line draw:style-name="gr3" draw:text-style-name="P1" draw:layer="layout" svg:x1="31cm" svg:y1="17cm" svg:x2="31cm" svg:y2="25cm">
          <text:p/>
        </draw:line>
        <draw:line draw:style-name="gr3" draw:text-style-name="P1" draw:layer="layout" svg:x1="31.5cm" svg:y1="21cm" svg:x2="31.5cm" svg:y2="25cm">
          <text:p/>
        </draw:line>
        <draw:line draw:style-name="gr3" draw:text-style-name="P1" draw:layer="layout" svg:x1="32cm" svg:y1="23cm" svg:x2="32cm" svg:y2="25cm">
          <text:p/>
        </draw:line>
        <draw:line draw:style-name="gr3" draw:text-style-name="P1" draw:layer="layout" svg:x1="32.75cm" svg:y1="24cm" svg:x2="32.75cm" svg:y2="25cm">
          <text:p/>
        </draw:line>
        <draw:line draw:style-name="gr3" draw:text-style-name="P1" draw:layer="layout" svg:x1="32.75cm" svg:y1="22cm" svg:x2="32.75cm" svg:y2="23cm">
          <text:p/>
        </draw:line>
        <draw:line draw:style-name="gr3" draw:text-style-name="P1" draw:layer="layout" svg:x1="32cm" svg:y1="19cm" svg:x2="32cm" svg:y2="21cm">
          <text:p/>
        </draw:line>
        <draw:line draw:style-name="gr3" draw:text-style-name="P1" draw:layer="layout" svg:x1="32.25cm" svg:y1="20cm" svg:x2="32.25cm" svg:y2="22cm">
          <text:p/>
        </draw:line>
        <draw:line draw:style-name="gr3" draw:text-style-name="P1" draw:layer="layout" svg:x1="32.75cm" svg:y1="20cm" svg:x2="32.75cm" svg:y2="21cm">
          <text:p/>
        </draw:line>
        <draw:line draw:style-name="gr3" draw:text-style-name="P1" draw:layer="layout" svg:x1="32.75cm" svg:y1="18cm" svg:x2="32.75cm" svg:y2="19cm">
          <text:p/>
        </draw:line>
        <draw:line draw:style-name="gr3" draw:text-style-name="P1" draw:layer="layout" svg:x1="42.75cm" svg:y1="9cm" svg:x2="42.75cm" svg:y2="17cm">
          <text:p/>
        </draw:line>
        <draw:line draw:style-name="gr3" draw:text-style-name="P1" draw:layer="layout" svg:x1="43cm" svg:y1="10cm" svg:x2="43cm" svg:y2="18cm">
          <text:p/>
        </draw:line>
        <draw:line draw:style-name="gr3" draw:text-style-name="P1" draw:layer="layout" svg:x1="43.25cm" svg:y1="11cm" svg:x2="43.25cm" svg:y2="19cm">
          <text:p/>
        </draw:line>
        <draw:line draw:style-name="gr3" draw:text-style-name="P1" draw:layer="layout" svg:x1="43.5cm" svg:y1="12cm" svg:x2="43.5cm" svg:y2="20cm">
          <text:p/>
        </draw:line>
        <draw:line draw:style-name="gr3" draw:text-style-name="P1" draw:layer="layout" svg:x1="43.75cm" svg:y1="13cm" svg:x2="43.75cm" svg:y2="21cm">
          <text:p/>
        </draw:line>
        <draw:line draw:style-name="gr3" draw:text-style-name="P1" draw:layer="layout" svg:x1="44cm" svg:y1="14cm" svg:x2="44cm" svg:y2="22cm">
          <text:p/>
        </draw:line>
        <draw:line draw:style-name="gr3" draw:text-style-name="P1" draw:layer="layout" svg:x1="44.5cm" svg:y1="13cm" svg:x2="44.5cm" svg:y2="17cm">
          <text:p/>
        </draw:line>
        <draw:line draw:style-name="gr3" draw:text-style-name="P1" draw:layer="layout" svg:x1="44.75cm" svg:y1="14cm" svg:x2="44.75cm" svg:y2="18cm">
          <text:p/>
        </draw:line>
        <draw:line draw:style-name="gr3" draw:text-style-name="P1" draw:layer="layout" svg:x1="46cm" svg:y1="11cm" svg:x2="46cm" svg:y2="13cm">
          <text:p/>
        </draw:line>
        <draw:line draw:style-name="gr3" draw:text-style-name="P1" draw:layer="layout" svg:x1="46.25cm" svg:y1="12cm" svg:x2="46.25cm" svg:y2="14cm">
          <text:p/>
        </draw:line>
        <draw:line draw:style-name="gr3" draw:text-style-name="P1" draw:layer="layout" svg:x1="46.75cm" svg:y1="12cm" svg:x2="46.75cm" svg:y2="13cm">
          <text:p/>
        </draw:line>
        <draw:line draw:style-name="gr3" draw:text-style-name="P1" draw:layer="layout" svg:x1="45.25cm" svg:y1="7cm" svg:x2="45.25cm" svg:y2="11cm">
          <text:p/>
        </draw:line>
        <draw:line draw:style-name="gr3" draw:text-style-name="P1" draw:layer="layout" svg:x1="45.5cm" svg:y1="8cm" svg:x2="45.5cm" svg:y2="12cm">
          <text:p/>
        </draw:line>
        <draw:line draw:style-name="gr3" draw:text-style-name="P1" draw:layer="layout" svg:x1="35.5cm" svg:y1="1cm" svg:x2="35.5cm" svg:y2="17cm">
          <text:p/>
        </draw:line>
        <draw:line draw:style-name="gr3" draw:text-style-name="P1" draw:layer="layout" svg:x1="35.75cm" svg:y1="2cm" svg:x2="35.75cm" svg:y2="18cm">
          <text:p/>
        </draw:line>
        <draw:line draw:style-name="gr3" draw:text-style-name="P1" draw:layer="layout" svg:x1="36cm" svg:y1="3cm" svg:x2="36cm" svg:y2="19cm">
          <text:p/>
        </draw:line>
        <draw:line draw:style-name="gr3" draw:text-style-name="P1" draw:layer="layout" svg:x1="36.25cm" svg:y1="4cm" svg:x2="36.25cm" svg:y2="20cm">
          <text:p/>
        </draw:line>
        <draw:line draw:style-name="gr3" draw:text-style-name="P1" draw:layer="layout" svg:x1="36.5cm" svg:y1="5cm" svg:x2="36.5cm" svg:y2="21cm">
          <text:p/>
        </draw:line>
        <draw:line draw:style-name="gr3" draw:text-style-name="P1" draw:layer="layout" svg:x1="36.75cm" svg:y1="6cm" svg:x2="36.75cm" svg:y2="22cm">
          <text:p/>
        </draw:line>
        <draw:line draw:style-name="gr3" draw:text-style-name="P1" draw:layer="layout" svg:x1="37cm" svg:y1="7cm" svg:x2="37cm" svg:y2="23cm">
          <text:p/>
        </draw:line>
        <draw:line draw:style-name="gr3" draw:text-style-name="P1" draw:layer="layout" svg:x1="39.75cm" svg:y1="8cm" svg:x2="39.75cm" svg:y2="24cm">
          <text:p/>
        </draw:line>
        <draw:line draw:style-name="gr3" draw:text-style-name="P1" draw:layer="layout" svg:x1="40cm" svg:y1="9cm" svg:x2="40cm" svg:y2="25cm">
          <text:p/>
        </draw:line>
        <draw:frame draw:style-name="gr9" draw:text-style-name="P4" draw:layer="layout" svg:width="2cm" svg:height="1cm" svg:x="0cm" svg:y="0.5cm">
          <draw:text-box>
            <text:p text:style-name="P2">T0</text:p>
          </draw:text-box>
        </draw:frame>
        <draw:frame draw:style-name="gr9" draw:text-style-name="P4" draw:layer="layout" svg:width="2cm" svg:height="1cm" svg:x="0cm" svg:y="1.5cm">
          <draw:text-box>
            <text:p text:style-name="P2">T1</text:p>
          </draw:text-box>
        </draw:frame>
        <draw:frame draw:style-name="gr9" draw:text-style-name="P4" draw:layer="layout" svg:width="2cm" svg:height="1cm" svg:x="0cm" svg:y="2.5cm">
          <draw:text-box>
            <text:p text:style-name="P2">T2</text:p>
          </draw:text-box>
        </draw:frame>
        <draw:frame draw:style-name="gr9" draw:text-style-name="P4" draw:layer="layout" svg:width="2cm" svg:height="1cm" svg:x="0cm" svg:y="3.5cm">
          <draw:text-box>
            <text:p text:style-name="P2">T3</text:p>
          </draw:text-box>
        </draw:frame>
        <draw:frame draw:style-name="gr9" draw:text-style-name="P4" draw:layer="layout" svg:width="2cm" svg:height="1cm" svg:x="0cm" svg:y="4.5cm">
          <draw:text-box>
            <text:p text:style-name="P2">T4</text:p>
          </draw:text-box>
        </draw:frame>
        <draw:frame draw:style-name="gr9" draw:text-style-name="P4" draw:layer="layout" svg:width="2cm" svg:height="1cm" svg:x="0cm" svg:y="5.5cm">
          <draw:text-box>
            <text:p text:style-name="P2">T5</text:p>
          </draw:text-box>
        </draw:frame>
        <draw:frame draw:style-name="gr9" draw:text-style-name="P4" draw:layer="layout" svg:width="2cm" svg:height="1cm" svg:x="0cm" svg:y="6.5cm">
          <draw:text-box>
            <text:p text:style-name="P2">T6</text:p>
          </draw:text-box>
        </draw:frame>
        <draw:frame draw:style-name="gr9" draw:text-style-name="P4" draw:layer="layout" svg:width="2cm" svg:height="1cm" svg:x="0cm" svg:y="7.5cm">
          <draw:text-box>
            <text:p text:style-name="P2">T7</text:p>
          </draw:text-box>
        </draw:frame>
        <draw:frame draw:style-name="gr9" draw:text-style-name="P4" draw:layer="layout" svg:width="2cm" svg:height="1cm" svg:x="0cm" svg:y="8.5cm">
          <draw:text-box>
            <text:p text:style-name="P2">T8</text:p>
          </draw:text-box>
        </draw:frame>
        <draw:frame draw:style-name="gr9" draw:text-style-name="P4" draw:layer="layout" svg:width="2cm" svg:height="1cm" svg:x="0cm" svg:y="9.5cm">
          <draw:text-box>
            <text:p text:style-name="P2">T9</text:p>
          </draw:text-box>
        </draw:frame>
        <draw:frame draw:style-name="gr9" draw:text-style-name="P4" draw:layer="layout" svg:width="2cm" svg:height="1cm" svg:x="0cm" svg:y="10.5cm">
          <draw:text-box>
            <text:p text:style-name="P2">T10</text:p>
          </draw:text-box>
        </draw:frame>
        <draw:frame draw:style-name="gr9" draw:text-style-name="P4" draw:layer="layout" svg:width="2cm" svg:height="1cm" svg:x="0cm" svg:y="11.5cm">
          <draw:text-box>
            <text:p text:style-name="P2">T11</text:p>
          </draw:text-box>
        </draw:frame>
        <draw:frame draw:style-name="gr9" draw:text-style-name="P4" draw:layer="layout" svg:width="2cm" svg:height="1cm" svg:x="0cm" svg:y="12.5cm">
          <draw:text-box>
            <text:p text:style-name="P2">T12</text:p>
          </draw:text-box>
        </draw:frame>
        <draw:frame draw:style-name="gr9" draw:text-style-name="P4" draw:layer="layout" svg:width="2cm" svg:height="1cm" svg:x="0cm" svg:y="13.5cm">
          <draw:text-box>
            <text:p text:style-name="P2">T13</text:p>
          </draw:text-box>
        </draw:frame>
        <draw:frame draw:style-name="gr9" draw:text-style-name="P4" draw:layer="layout" svg:width="2cm" svg:height="1cm" svg:x="0cm" svg:y="14.5cm">
          <draw:text-box>
            <text:p text:style-name="P2">T14</text:p>
          </draw:text-box>
        </draw:frame>
        <draw:frame draw:style-name="gr9" draw:text-style-name="P4" draw:layer="layout" svg:width="2cm" svg:height="1cm" svg:x="0cm" svg:y="15.5cm">
          <draw:text-box>
            <text:p text:style-name="P2">T15</text:p>
          </draw:text-box>
        </draw:frame>
        <draw:frame draw:style-name="gr9" draw:text-style-name="P4" draw:layer="layout" svg:width="2cm" svg:height="1cm" svg:x="0cm" svg:y="16.5cm">
          <draw:text-box>
            <text:p text:style-name="P2">T16</text:p>
          </draw:text-box>
        </draw:frame>
        <draw:frame draw:style-name="gr9" draw:text-style-name="P4" draw:layer="layout" svg:width="2cm" svg:height="1cm" svg:x="0cm" svg:y="17.5cm">
          <draw:text-box>
            <text:p text:style-name="P2">T17</text:p>
          </draw:text-box>
        </draw:frame>
        <draw:frame draw:style-name="gr9" draw:text-style-name="P4" draw:layer="layout" svg:width="2cm" svg:height="1cm" svg:x="0cm" svg:y="18.5cm">
          <draw:text-box>
            <text:p text:style-name="P2">T18</text:p>
          </draw:text-box>
        </draw:frame>
        <draw:frame draw:style-name="gr9" draw:text-style-name="P4" draw:layer="layout" svg:width="2cm" svg:height="1cm" svg:x="0cm" svg:y="19.5cm">
          <draw:text-box>
            <text:p text:style-name="P2">T19</text:p>
          </draw:text-box>
        </draw:frame>
        <draw:frame draw:style-name="gr9" draw:text-style-name="P4" draw:layer="layout" svg:width="2cm" svg:height="1cm" svg:x="0cm" svg:y="20.5cm">
          <draw:text-box>
            <text:p text:style-name="P2">T20</text:p>
          </draw:text-box>
        </draw:frame>
        <draw:frame draw:style-name="gr9" draw:text-style-name="P4" draw:layer="layout" svg:width="2cm" svg:height="1cm" svg:x="0cm" svg:y="21.5cm">
          <draw:text-box>
            <text:p text:style-name="P2">T21</text:p>
          </draw:text-box>
        </draw:frame>
        <draw:frame draw:style-name="gr9" draw:text-style-name="P4" draw:layer="layout" svg:width="2cm" svg:height="1cm" svg:x="0cm" svg:y="22.5cm">
          <draw:text-box>
            <text:p text:style-name="P2">T22</text:p>
          </draw:text-box>
        </draw:frame>
        <draw:frame draw:style-name="gr9" draw:text-style-name="P4" draw:layer="layout" svg:width="2cm" svg:height="1cm" svg:x="0cm" svg:y="23.5cm">
          <draw:text-box>
            <text:p text:style-name="P2">T23</text:p>
          </draw:text-box>
        </draw:frame>
        <draw:frame draw:style-name="gr9" draw:text-style-name="P4" draw:layer="layout" svg:width="2cm" svg:height="1cm" svg:x="0cm" svg:y="24.5cm">
          <draw:text-box>
            <text:p text:style-name="P2">T24</text:p>
          </draw:text-box>
        </draw:frame>
        <draw:custom-shape draw:style-name="gr17" draw:text-style-name="P19" draw:layer="layout" svg:width="1.75cm" svg:height="1cm" svg:x="3.75cm" svg:y="0.5cm">
          <text:p text:style-name="P18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1.5cm">
          <text:p text:style-name="P6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2.5cm">
          <text:p text:style-name="P6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3.5cm">
          <text:p text:style-name="P6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4.5cm">
          <text:p text:style-name="P6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5.5cm">
          <text:p text:style-name="P6"><text:span text:style-name="T3">r5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6.5cm">
          <text:p text:style-name="P6"><text:span text:style-name="T3">r6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3.75cm" svg:y="7.5cm">
          <text:p text:style-name="P6"><text:span text:style-name="T3">r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9cm" svg:x2="13cm" svg:y2="10cm">
          <text:p/>
        </draw:line>
        <draw:line draw:style-name="gr3" draw:text-style-name="P1" draw:layer="layout" svg:x1="13cm" svg:y1="11cm" svg:x2="13cm" svg:y2="12cm">
          <text:p/>
        </draw:line>
        <draw:line draw:style-name="gr3" draw:text-style-name="P1" draw:layer="layout" svg:x1="13cm" svg:y1="13cm" svg:x2="13cm" svg:y2="14cm">
          <text:p/>
        </draw:line>
        <draw:line draw:style-name="gr3" draw:text-style-name="P1" draw:layer="layout" svg:x1="13cm" svg:y1="15cm" svg:x2="13cm" svg:y2="16cm">
          <text:p/>
        </draw:line>
        <draw:line draw:style-name="gr3" draw:text-style-name="P1" draw:layer="layout" svg:x1="13.5cm" svg:y1="9cm" svg:x2="13.5cm" svg:y2="11cm">
          <text:p/>
        </draw:line>
        <draw:line draw:style-name="gr3" draw:text-style-name="P1" draw:layer="layout" svg:x1="13.75cm" svg:y1="10cm" svg:x2="13.75cm" svg:y2="12cm">
          <text:p/>
        </draw:lin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75cm" svg:y1="14cm" svg:x2="13.75cm" svg:y2="16cm">
          <text:p/>
        </draw:line>
        <draw:line draw:style-name="gr3" draw:text-style-name="P1" draw:layer="layout" svg:x1="14.25cm" svg:y1="14cm" svg:x2="14.25cm" svg:y2="15cm">
          <text:p/>
        </draw:line>
        <draw:line draw:style-name="gr3" draw:text-style-name="P1" draw:layer="layout" svg:x1="14.25cm" svg:y1="10cm" svg:x2="14.25cm" svg:y2="11cm">
          <text:p/>
        </draw:line>
        <draw:line draw:style-name="gr3" draw:text-style-name="P1" draw:layer="layout" svg:x1="14.75cm" svg:y1="9cm" svg:x2="14.75cm" svg:y2="13cm">
          <text:p/>
        </draw:line>
        <draw:line draw:style-name="gr3" draw:text-style-name="P1" draw:layer="layout" svg:x1="15cm" svg:y1="10cm" svg:x2="15cm" svg:y2="14cm">
          <text:p/>
        </draw:line>
        <draw:line draw:style-name="gr3" draw:text-style-name="P1" draw:layer="layout" svg:x1="15.25cm" svg:y1="11cm" svg:x2="15.25cm" svg:y2="15cm">
          <text:p/>
        </draw:line>
        <draw:line draw:style-name="gr3" draw:text-style-name="P1" draw:layer="layout" svg:x1="15.5cm" svg:y1="12cm" svg:x2="15.5cm" svg:y2="16cm">
          <text:p/>
        </draw:line>
        <draw:line draw:style-name="gr3" draw:text-style-name="P1" draw:layer="layout" svg:x1="16cm" svg:y1="11cm" svg:x2="16cm" svg:y2="13cm">
          <text:p/>
        </draw:line>
        <draw:line draw:style-name="gr3" draw:text-style-name="P1" draw:layer="layout" svg:x1="16.25cm" svg:y1="12cm" svg:x2="16.25cm" svg:y2="14cm">
          <text:p/>
        </draw:line>
        <draw:line draw:style-name="gr3" draw:text-style-name="P1" draw:layer="layout" svg:x1="16.75cm" svg:y1="12cm" svg:x2="16.75cm" svg:y2="13cm">
          <text:p/>
        </draw:line>
        <draw:line draw:style-name="gr3" draw:text-style-name="P1" draw:layer="layout" svg:x1="16.75cm" svg:y1="10cm" svg:x2="16.75cm" svg:y2="11cm">
          <text:p/>
        </draw:line>
        <draw:line draw:style-name="gr3" draw:text-style-name="P1" draw:layer="layout" svg:x1="16.75cm" svg:y1="14cm" svg:x2="16.75cm" svg:y2="15cm">
          <text:p/>
        </draw:line>
        <draw:custom-shape draw:style-name="gr17" draw:text-style-name="P19" draw:layer="layout" svg:width="1.75cm" svg:height="1cm" svg:x="10.75cm" svg:y="8.5cm">
          <text:p text:style-name="P18"><text:span text:style-name="T3">r7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9.5cm">
          <text:p text:style-name="P6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10.5cm">
          <text:p text:style-name="P6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.75cm" svg:height="1cm" svg:x="10.75cm" svg:y="11.5cm">
          <text:p text:style-name="P8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12.5cm">
          <text:p text:style-name="P6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13.5cm">
          <text:p text:style-name="P6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14.5cm">
          <text:p text:style-name="P6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15.5cm">
          <text:p text:style-name="P6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10.75cm" svg:y="7.5cm">
          <text:p text:style-name="P18"><text:span text:style-name="T3">r7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17.75cm" svg:y="0.5cm">
          <text:p text:style-name="P18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75cm" svg:height="1cm" svg:x="17.75cm" svg:y="7.5cm">
          <text:p text:style-name="P6"><text:span text:style-name="T3">r0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75cm" svg:y1="17cm" svg:x2="26.75cm" svg:y2="18cm">
          <text:p/>
        </draw:line>
        <draw:line draw:style-name="gr3" draw:text-style-name="P1" draw:layer="layout" svg:x1="26.75cm" svg:y1="19cm" svg:x2="26.75cm" svg:y2="20cm">
          <text:p/>
        </draw:line>
        <draw:line draw:style-name="gr3" draw:text-style-name="P1" draw:layer="layout" svg:x1="26.75cm" svg:y1="21cm" svg:x2="26.75cm" svg:y2="22cm">
          <text:p/>
        </draw:line>
        <draw:line draw:style-name="gr3" draw:text-style-name="P1" draw:layer="layout" svg:x1="26.75cm" svg:y1="23cm" svg:x2="26.75cm" svg:y2="24cm">
          <text:p/>
        </draw:line>
        <draw:line draw:style-name="gr3" draw:text-style-name="P1" draw:layer="layout" svg:x1="27.25cm" svg:y1="17cm" svg:x2="27.25cm" svg:y2="19cm">
          <text:p/>
        </draw:line>
        <draw:line draw:style-name="gr3" draw:text-style-name="P1" draw:layer="layout" svg:x1="27.5cm" svg:y1="18cm" svg:x2="27.5cm" svg:y2="20cm">
          <text:p/>
        </draw:line>
        <draw:line draw:style-name="gr3" draw:text-style-name="P1" draw:layer="layout" svg:x1="27.25cm" svg:y1="21cm" svg:x2="27.25cm" svg:y2="23cm">
          <text:p/>
        </draw:line>
        <draw:line draw:style-name="gr3" draw:text-style-name="P1" draw:layer="layout" svg:x1="27.5cm" svg:y1="22cm" svg:x2="27.5cm" svg:y2="24cm">
          <text:p/>
        </draw:line>
        <draw:line draw:style-name="gr3" draw:text-style-name="P1" draw:layer="layout" svg:x1="28cm" svg:y1="22cm" svg:x2="28cm" svg:y2="23cm">
          <text:p/>
        </draw:line>
        <draw:line draw:style-name="gr3" draw:text-style-name="P1" draw:layer="layout" svg:x1="28cm" svg:y1="18cm" svg:x2="28cm" svg:y2="19cm">
          <text:p/>
        </draw:line>
        <draw:line draw:style-name="gr3" draw:text-style-name="P1" draw:layer="layout" svg:x1="28.5cm" svg:y1="17cm" svg:x2="28.5cm" svg:y2="21cm">
          <text:p/>
        </draw:line>
        <draw:line draw:style-name="gr3" draw:text-style-name="P1" draw:layer="layout" svg:x1="28.75cm" svg:y1="18cm" svg:x2="28.75cm" svg:y2="22cm">
          <text:p/>
        </draw:line>
        <draw:line draw:style-name="gr3" draw:text-style-name="P1" draw:layer="layout" svg:x1="29cm" svg:y1="19cm" svg:x2="29cm" svg:y2="23cm">
          <text:p/>
        </draw:line>
        <draw:line draw:style-name="gr3" draw:text-style-name="P1" draw:layer="layout" svg:x1="29.25cm" svg:y1="20cm" svg:x2="29.25cm" svg:y2="24cm">
          <text:p/>
        </draw:line>
        <draw:line draw:style-name="gr3" draw:text-style-name="P1" draw:layer="layout" svg:x1="29.75cm" svg:y1="19cm" svg:x2="29.75cm" svg:y2="21cm">
          <text:p/>
        </draw:line>
        <draw:line draw:style-name="gr3" draw:text-style-name="P1" draw:layer="layout" svg:x1="30cm" svg:y1="20cm" svg:x2="30cm" svg:y2="22cm">
          <text:p/>
        </draw:line>
        <draw:line draw:style-name="gr3" draw:text-style-name="P1" draw:layer="layout" svg:x1="30.5cm" svg:y1="20cm" svg:x2="30.5cm" svg:y2="21cm">
          <text:p/>
        </draw:line>
        <draw:line draw:style-name="gr3" draw:text-style-name="P1" draw:layer="layout" svg:x1="30.5cm" svg:y1="18cm" svg:x2="30.5cm" svg:y2="19cm">
          <text:p/>
        </draw:line>
        <draw:line draw:style-name="gr3" draw:text-style-name="P1" draw:layer="layout" svg:x1="30.5cm" svg:y1="22cm" svg:x2="30.5cm" svg:y2="23cm">
          <text:p/>
        </draw:line>
        <draw:custom-shape draw:style-name="gr18" draw:text-style-name="P22" draw:layer="layout" svg:width="1.75cm" svg:height="1cm" svg:x="24.5cm" svg:y="8.5cm">
          <text:p text:style-name="P18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24.5cm" svg:y="9.5cm">
          <text:p text:style-name="P18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24.5cm" svg:y="10.5cm">
          <text:p text:style-name="P18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24.5cm" svg:y="11.5cm">
          <text:p text:style-name="P18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24.5cm" svg:y="12.5cm">
          <text:p text:style-name="P18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24.5cm" svg:y="13.5cm">
          <text:p text:style-name="P18"><text:span text:style-name="T5">r12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24.5cm" svg:y="7.5cm">
          <text:p text:style-name="P18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16.5cm">
          <text:p text:style-name="P18"><text:span text:style-name="T3">r7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17.5cm">
          <text:p text:style-name="P6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18.5cm">
          <text:p text:style-name="P6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1.75cm" svg:height="1cm" svg:x="24.5cm" svg:y="19.5cm">
          <text:p text:style-name="P8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20.5cm">
          <text:p text:style-name="P6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21.5cm">
          <text:p text:style-name="P6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22.5cm">
          <text:p text:style-name="P6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23.5cm">
          <text:p text:style-name="P6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24.5cm">
          <text:p text:style-name="P6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75cm" svg:height="1cm" svg:x="33.25cm" svg:y="0.5cm">
          <text:p text:style-name="P6"><text:span text:style-name="T3">r0</text:span>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7cm" svg:height="2.139cm" svg:x="52cm" svg:y="11.931cm">
          <draw:text-box>
            <text:p text:style-name="P2"><text:span text:style-name="T1">Me</text:span><text:span text:style-name="T1">diá</text:span><text:span text:style-name="T1">n = </text:span><text:span text:style-name="T1">r5</text:span></text:p>
          </draw:text-box>
        </draw:frame>
        <draw:custom-shape draw:style-name="gr18" draw:text-style-name="P22" draw:layer="layout" svg:width="1.75cm" svg:height="1cm" svg:x="33.25cm" svg:y="24.5cm">
          <text:p text:style-name="P18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24.5cm" svg:y="15.5cm">
          <text:p text:style-name="P18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0.5cm" svg:y="23.5cm">
          <text:p text:style-name="P18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7.5cm">
          <text:p text:style-name="P18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8.5cm">
          <text:p text:style-name="P18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9.5cm">
          <text:p text:style-name="P18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20.5cm">
          <text:p text:style-name="P18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21.5cm">
          <text:p text:style-name="P18"><text:span text:style-name="T5">r12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0.5cm" svg:y="24.5cm">
          <text:p text:style-name="P18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6.5cm">
          <text:p text:style-name="P18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24.5cm" svg:y="14.5cm">
          <text:p text:style-name="P18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7.5cm">
          <text:p text:style-name="P18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8.5cm">
          <text:p text:style-name="P18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9.5cm">
          <text:p text:style-name="P18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0.5cm">
          <text:p text:style-name="P18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1.5cm">
          <text:p text:style-name="P18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6.5cm">
          <text:p text:style-name="P18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75cm" svg:height="1cm" svg:x="37.5cm" svg:y="6.5cm">
          <text:p text:style-name="P18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22.5cm">
          <text:p text:style-name="P18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0.5cm">
          <text:p text:style-name="P18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1.5cm">
          <text:p text:style-name="P18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2.5cm">
          <text:p text:style-name="P18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3.5cm">
          <text:p text:style-name="P18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4.5cm">
          <text:p text:style-name="P18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37.5cm" svg:y="5.5cm">
          <text:p text:style-name="P18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75cm" svg:height="1cm" svg:x="37.5cm" svg:y="8.5cm">
          <text:p text:style-name="P18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75cm" svg:height="1cm" svg:x="37.5cm" svg:y="7.5cm">
          <text:p text:style-name="P18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75cm" svg:height="1cm" svg:x="37.5cm" svg:y="24.5cm">
          <text:p text:style-name="P6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75cm" svg:height="1cm" svg:x="37.5cm" svg:y="9.5cm">
          <text:p text:style-name="P18"><text:span text:style-name="T5">r2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10cm" svg:height="4.027cm" svg:x="14cm" svg:y="25.987cm">
          <draw:text-box>
            <text:p text:style-name="P2"><text:span text:style-name="T1">25 </text:span><text:span text:style-name="T1">db. </text:span><text:span text:style-name="T1">Un</text:span><text:span text:style-name="T1">alif</text:span><text:span text:style-name="T1">ne</text:span><text:span text:style-name="T1">d </text:span><text:span text:style-name="T1">loa</text:span><text:span text:style-name="T1">d </text:span><text:span text:style-name="T1">az </text:span><text:span text:style-name="T1">N-</text:span><text:span text:style-name="T1">edi</text:span><text:span text:style-name="T1">k </text:span><text:span text:style-name="T1">vek</text:span><text:span text:style-name="T1">torr</text:span><text:span text:style-name="T1">egi</text:span><text:span text:style-name="T1">szt</text:span><text:span text:style-name="T1">erb</text:span><text:span text:style-name="T1">e a </text:span><text:span text:style-name="T1">TK </text:span><text:span text:style-name="T1">hel</text:span><text:span text:style-name="T1">yrő</text:span><text:span text:style-name="T1">l a </text:span><text:span text:style-name="T1">be</text:span><text:span text:style-name="T1">me</text:span><text:span text:style-name="T1">neti </text:span><text:span text:style-name="T1">ké</text:span><text:span text:style-name="T1">pb</text:span><text:span text:style-name="T1">ől:</text:span></text:p>
          </draw:text-box>
        </draw:frame>
        <draw:custom-shape draw:style-name="gr17" draw:text-style-name="P19" draw:layer="layout" svg:width="1.75cm" svg:height="1cm" svg:x="20cm" svg:y="30cm">
          <text:p text:style-name="P18"><text:span text:style-name="T3">rN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10cm" svg:height="4.027cm" svg:x="26cm" svg:y="25.987cm">
          <draw:text-box>
            <text:p text:style-name="P2"><text:span text:style-name="T1">11 </text:span><text:span text:style-name="T1">db. </text:span><text:span text:style-name="T1">Ali</text:span><text:span text:style-name="T1">gn</text:span><text:span text:style-name="T1">ed </text:span><text:span text:style-name="T1">sto</text:span><text:span text:style-name="T1">re </text:span><text:span text:style-name="T1">az </text:span><text:span text:style-name="T1">N-</text:span><text:span text:style-name="T1">edi</text:span><text:span text:style-name="T1">k </text:span><text:span text:style-name="T1">vek</text:span><text:span text:style-name="T1">torr</text:span><text:span text:style-name="T1">egi</text:span><text:span text:style-name="T1">szt</text:span><text:span text:style-name="T1">erb</text:span><text:span text:style-name="T1">ől </text:span><text:span text:style-name="T1">az </text:span><text:span text:style-name="T1">idei</text:span><text:span text:style-name="T1">gle</text:span><text:span text:style-name="T1">ne</text:span><text:span text:style-name="T1">s </text:span><text:span text:style-name="T1">tö</text:span><text:span text:style-name="T1">mb</text:span></text:p>
            <text:p text:style-name="P2"><text:span text:style-name="T1">K-</text:span><text:span text:style-name="T1">adi</text:span><text:span text:style-name="T1">k </text:span><text:span text:style-name="T1">cell</text:span><text:span text:style-name="T1">ájá</text:span><text:span text:style-name="T1">ba</text:span></text:p>
          </draw:text-box>
        </draw:frame>
        <draw:line draw:style-name="gr16" draw:text-style-name="P1" draw:layer="layout" svg:x1="2cm" svg:y1="2cm" svg:x2="3.75cm" svg:y2="2cm">
          <text:p/>
        </draw:line>
        <draw:line draw:style-name="gr16" draw:text-style-name="P1" draw:layer="layout" svg:x1="2cm" svg:y1="3cm" svg:x2="3.75cm" svg:y2="3cm">
          <text:p/>
        </draw:line>
        <draw:line draw:style-name="gr16" draw:text-style-name="P1" draw:layer="layout" svg:x1="2cm" svg:y1="4cm" svg:x2="3.75cm" svg:y2="4cm">
          <text:p/>
        </draw:line>
        <draw:line draw:style-name="gr16" draw:text-style-name="P1" draw:layer="layout" svg:x1="2cm" svg:y1="5cm" svg:x2="3.75cm" svg:y2="5cm">
          <text:p/>
        </draw:line>
        <draw:line draw:style-name="gr16" draw:text-style-name="P1" draw:layer="layout" svg:x1="2cm" svg:y1="6cm" svg:x2="3.75cm" svg:y2="6cm">
          <text:p/>
        </draw:line>
        <draw:line draw:style-name="gr16" draw:text-style-name="P1" draw:layer="layout" svg:x1="2cm" svg:y1="7cm" svg:x2="3.75cm" svg:y2="7cm">
          <text:p/>
        </draw:line>
        <draw:line draw:style-name="gr16" draw:text-style-name="P1" draw:layer="layout" svg:x1="2cm" svg:y1="8cm" svg:x2="3.75cm" svg:y2="8cm">
          <text:p/>
        </draw:line>
        <draw:line draw:style-name="gr16" draw:text-style-name="P1" draw:layer="layout" svg:x1="2cm" svg:y1="9cm" svg:x2="10.75cm" svg:y2="9cm">
          <text:p/>
        </draw:line>
        <draw:line draw:style-name="gr16" draw:text-style-name="P1" draw:layer="layout" svg:x1="2cm" svg:y1="10cm" svg:x2="10.75cm" svg:y2="10cm">
          <text:p/>
        </draw:line>
        <draw:line draw:style-name="gr16" draw:text-style-name="P1" draw:layer="layout" svg:x1="2cm" svg:y1="11cm" svg:x2="10.75cm" svg:y2="11cm">
          <text:p/>
        </draw:line>
        <draw:line draw:style-name="gr16" draw:text-style-name="P1" draw:layer="layout" svg:x1="2cm" svg:y1="12cm" svg:x2="10.75cm" svg:y2="12cm">
          <text:p/>
        </draw:line>
        <draw:line draw:style-name="gr16" draw:text-style-name="P1" draw:layer="layout" svg:x1="2cm" svg:y1="13cm" svg:x2="10.75cm" svg:y2="13cm">
          <text:p/>
        </draw:line>
        <draw:line draw:style-name="gr16" draw:text-style-name="P1" draw:layer="layout" svg:x1="2cm" svg:y1="14cm" svg:x2="10.75cm" svg:y2="14cm">
          <text:p/>
        </draw:line>
        <draw:line draw:style-name="gr16" draw:text-style-name="P1" draw:layer="layout" svg:x1="2cm" svg:y1="15cm" svg:x2="10.75cm" svg:y2="15cm">
          <text:p/>
        </draw:line>
        <draw:line draw:style-name="gr16" draw:text-style-name="P1" draw:layer="layout" svg:x1="2cm" svg:y1="16cm" svg:x2="10.75cm" svg:y2="16cm">
          <text:p/>
        </draw:line>
        <draw:line draw:style-name="gr16" draw:text-style-name="P1" draw:layer="layout" svg:x1="2cm" svg:y1="17cm" svg:x2="24.5cm" svg:y2="17cm">
          <text:p/>
        </draw:line>
        <draw:line draw:style-name="gr16" draw:text-style-name="P1" draw:layer="layout" svg:x1="2cm" svg:y1="18cm" svg:x2="24.5cm" svg:y2="18cm">
          <text:p/>
        </draw:line>
        <draw:line draw:style-name="gr16" draw:text-style-name="P1" draw:layer="layout" svg:x1="2cm" svg:y1="19cm" svg:x2="24.5cm" svg:y2="19cm">
          <text:p/>
        </draw:line>
        <draw:line draw:style-name="gr16" draw:text-style-name="P1" draw:layer="layout" svg:x1="2cm" svg:y1="20cm" svg:x2="24.5cm" svg:y2="20cm">
          <text:p/>
        </draw:line>
        <draw:line draw:style-name="gr16" draw:text-style-name="P1" draw:layer="layout" svg:x1="2cm" svg:y1="21cm" svg:x2="24.5cm" svg:y2="21cm">
          <text:p/>
        </draw:line>
        <draw:line draw:style-name="gr16" draw:text-style-name="P1" draw:layer="layout" svg:x1="2cm" svg:y1="22cm" svg:x2="24.5cm" svg:y2="22cm">
          <text:p/>
        </draw:line>
        <draw:line draw:style-name="gr16" draw:text-style-name="P1" draw:layer="layout" svg:x1="2cm" svg:y1="23cm" svg:x2="24.5cm" svg:y2="23cm">
          <text:p/>
        </draw:line>
        <draw:line draw:style-name="gr16" draw:text-style-name="P1" draw:layer="layout" svg:x1="2cm" svg:y1="24cm" svg:x2="24.5cm" svg:y2="24cm">
          <text:p/>
        </draw:line>
        <draw:line draw:style-name="gr16" draw:text-style-name="P1" draw:layer="layout" svg:x1="2cm" svg:y1="25cm" svg:x2="24.5cm" svg:y2="25cm">
          <text:p/>
        </draw:line>
        <draw:custom-shape draw:style-name="gr18" draw:text-style-name="P22" draw:layer="layout" svg:width="1.75cm" svg:height="1cm" svg:x="32.25cm" svg:y="30cm">
          <text:p text:style-name="P18"><text:span text:style-name="T5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2cm" svg:height="1cm" svg:x="16cm" svg:y="30cm">
          <draw:text-box>
            <text:p text:style-name="P2">TK</text:p>
          </draw:text-box>
        </draw:frame>
        <draw:line draw:style-name="gr16" draw:text-style-name="P1" draw:layer="layout" svg:x1="18.25cm" svg:y1="30.5cm" svg:x2="20cm" svg:y2="30.5cm">
          <text:p/>
        </draw:line>
        <draw:frame draw:style-name="gr24" draw:text-style-name="P4" draw:layer="layout" svg:width="2cm" svg:height="0.962cm" svg:x="28cm" svg:y="30cm">
          <draw:text-box>
            <text:p text:style-name="P2">TK</text:p>
          </draw:text-box>
        </draw:frame>
        <draw:line draw:style-name="gr1" draw:text-style-name="P1" draw:layer="layout" svg:x1="30.5cm" svg:y1="30.5cm" svg:x2="32.25cm" svg:y2="30.5cm">
          <text:p/>
        </draw:line>
        <draw:custom-shape draw:style-name="gr22" draw:text-style-name="P24" draw:layer="layout" svg:width="1.75cm" svg:height="1cm" svg:x="37.5cm" svg:y="13.5cm">
          <text:p text:style-name="P18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75cm" svg:height="1cm" svg:x="37.5cm" svg:y="10.5cm">
          <text:p text:style-name="P18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75cm" svg:height="1cm" svg:x="37.5cm" svg:y="11.5cm">
          <text:p text:style-name="P18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2" draw:text-style-name="P24" draw:layer="layout" svg:width="1.75cm" svg:height="1cm" svg:x="37.5cm" svg:y="12.5cm">
          <text:p text:style-name="P18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75cm" svg:height="1cm" svg:x="40.5cm" svg:y="6.5cm">
          <text:p text:style-name="P6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.75cm" svg:height="1cm" svg:x="47.25cm" svg:y="13.5cm">
          <text:p text:style-name="P18"><text:span text:style-name="T5">r6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10cm" svg:height="4.027cm" svg:x="38cm" svg:y="26cm">
          <draw:text-box>
            <text:p text:style-name="P2"><text:span text:style-name="T1">11 </text:span><text:span text:style-name="T1">db. </text:span><text:span text:style-name="T1">Ali</text:span><text:span text:style-name="T1">gn</text:span><text:span text:style-name="T1">ed </text:span><text:span text:style-name="T1">loa</text:span><text:span text:style-name="T1">d </text:span><text:span text:style-name="T1">az</text:span></text:p>
            <text:p text:style-name="P2"><text:span text:style-name="T1">N-</text:span><text:span text:style-name="T1">edi</text:span><text:span text:style-name="T1">k </text:span><text:span text:style-name="T1">vek</text:span><text:span text:style-name="T1">torr</text:span><text:span text:style-name="T1">egi</text:span><text:span text:style-name="T1">szt</text:span><text:span text:style-name="T1">erb</text:span><text:span text:style-name="T1">e </text:span><text:span text:style-name="T1">az </text:span><text:span text:style-name="T1">idei</text:span><text:span text:style-name="T1">gle</text:span><text:span text:style-name="T1">ne</text:span><text:span text:style-name="T1">s </text:span><text:span text:style-name="T1">tö</text:span><text:span text:style-name="T1">mb</text:span></text:p>
            <text:p text:style-name="P2"><text:span text:style-name="T1">K-</text:span><text:span text:style-name="T1">adi</text:span><text:span text:style-name="T1">k </text:span><text:span text:style-name="T1">cell</text:span><text:span text:style-name="T1">ájá</text:span><text:span text:style-name="T1">ból</text:span></text:p>
          </draw:text-box>
        </draw:frame>
        <draw:custom-shape draw:style-name="gr22" draw:text-style-name="P24" draw:layer="layout" svg:width="1.75cm" svg:height="1cm" svg:x="44.25cm" svg:y="30.013cm">
          <text:p text:style-name="P18"><text:span text:style-name="T5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2cm" svg:height="0.962cm" svg:x="40cm" svg:y="30.013cm">
          <draw:text-box>
            <text:p text:style-name="P2">TK</text:p>
          </draw:text-box>
        </draw:frame>
        <draw:line draw:style-name="gr1" draw:text-style-name="P1" draw:layer="layout" svg:x1="42.5cm" svg:y1="30.513cm" svg:x2="44.25cm" svg:y2="30.513cm">
          <text:p/>
        </draw:line>
        <draw:frame draw:style-name="gr25" draw:text-style-name="P3" draw:layer="layout" svg:width="10cm" svg:height="10cm" svg:x="51cm" svg:y="20cm">
          <draw:text-box>
            <text:p text:style-name="P2"><text:span text:style-name="T1">Az </text:span><text:span text:style-name="T1">akt</text:span><text:span text:style-name="T1">uáli</text:span><text:span text:style-name="T1">sa</text:span><text:span text:style-name="T1">n </text:span><text:span text:style-name="T1">az </text:span><text:span text:style-name="T1">N-</text:span><text:span text:style-name="T1">edi</text:span><text:span text:style-name="T1">k </text:span><text:span text:style-name="T1">reg</text:span><text:span text:style-name="T1">iszt</text:span><text:span text:style-name="T1">erb</text:span><text:span text:style-name="T1">en </text:span><text:span text:style-name="T1">tár</text:span><text:span text:style-name="T1">olt </text:span><text:span text:style-name="T1">TK </text:span><text:span text:style-name="T1">ért</text:span><text:span text:style-name="T1">ékr</text:span><text:span text:style-name="T1">e </text:span><text:span text:style-name="T1">má</text:span><text:span text:style-name="T1">r </text:span><text:span text:style-name="T1">nin</text:span><text:span text:style-name="T1">cs </text:span><text:span text:style-name="T1">szü</text:span><text:span text:style-name="T1">ksé</text:span><text:span text:style-name="T1">g </text:span><text:span text:style-name="T1">töb</text:span><text:span text:style-name="T1">bé </text:span><text:span text:style-name="T1">az </text:span><text:span text:style-name="T1">ad</text:span><text:span text:style-name="T1">ott </text:span><text:span text:style-name="T1">me</text:span><text:span text:style-name="T1">diá</text:span><text:span text:style-name="T1">n </text:span><text:span text:style-name="T1">me</text:span><text:span text:style-name="T1">gk</text:span><text:span text:style-name="T1">ere</text:span><text:span text:style-name="T1">sés</text:span><text:span text:style-name="T1">e </text:span><text:span text:style-name="T1">sor</text:span><text:span text:style-name="T1">án, </text:span><text:span text:style-name="T1">ez</text:span><text:span text:style-name="T1">ért </text:span><text:span text:style-name="T1">az </text:span><text:span text:style-name="T1">rN </text:span><text:span text:style-name="T1">reg</text:span><text:span text:style-name="T1">iszt</text:span><text:span text:style-name="T1">er </text:span><text:span text:style-name="T1">fels</text:span><text:span text:style-name="T1">za</text:span><text:span text:style-name="T1">ba</text:span><text:span text:style-name="T1">dul, </text:span><text:span text:style-name="T1">ne</text:span><text:span text:style-name="T1">m </text:span><text:span text:style-name="T1">kell </text:span><text:span text:style-name="T1">kiír</text:span><text:span text:style-name="T1">ni a </text:span><text:span text:style-name="T1">tart</text:span><text:span text:style-name="T1">alm</text:span><text:span text:style-name="T1">át </text:span><text:span text:style-name="T1">me</text:span><text:span text:style-name="T1">mó</text:span><text:span text:style-name="T1">riá</text:span><text:span text:style-name="T1">ba, </text:span><text:span text:style-name="T1">mel</text:span><text:span text:style-name="T1">őtt </text:span><text:span text:style-name="T1">má</text:span><text:span text:style-name="T1">s </text:span><text:span text:style-name="T1">cél</text:span><text:span text:style-name="T1">ra </text:span><text:span text:style-name="T1">ha</text:span><text:span text:style-name="T1">szn</text:span><text:span text:style-name="T1">áln</text:span><text:span text:style-name="T1">án</text:span><text:span text:style-name="T1">k</text:span></text:p>
          </draw:text-box>
        </draw:frame>
        <draw:frame draw:style-name="gr24" draw:text-style-name="P4" draw:layer="layout" svg:width="2cm" svg:height="0.962cm" svg:x="52cm" svg:y="30cm">
          <draw:text-box>
            <text:p text:style-name="P2">TK</text:p>
          </draw:text-box>
        </draw:frame>
        <draw:line draw:style-name="gr1" draw:text-style-name="P1" draw:layer="layout" svg:x1="54.5cm" svg:y1="30.5cm" svg:x2="56.25cm" svg:y2="30.5cm">
          <text:p/>
        </draw:line>
        <draw:custom-shape draw:style-name="gr21" draw:text-style-name="P23" draw:layer="layout" svg:width="1.75cm" svg:height="1cm" svg:x="56.25cm" svg:y="30cm">
          <text:p text:style-name="P18"><text:span text:style-name="T5">r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4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20:18:39.794000000</meta:creation-date>
    <dc:date>2022-10-30T16:52:52.206642049</dc:date>
    <meta:editing-duration>PT9H32M48S</meta:editing-duration>
    <meta:editing-cycles>70</meta:editing-cycles>
    <meta:generator>LibreOffice/7.3.6.2$Linux_X86_64 LibreOffice_project/30$Build-2</meta:generator>
    <meta:document-statistic meta:object-count="694"/>
  </office:meta>
</office:document-meta>
</file>